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893cm"/>
    </style:style>
    <style:style style:name="co2" style:family="table-column">
      <style:table-column-properties fo:break-before="auto" style:column-width="2.641cm"/>
    </style:style>
    <style:style style:name="co3" style:family="table-column">
      <style:table-column-properties fo:break-before="auto" style:column-width="1.004cm"/>
    </style:style>
    <style:style style:name="co4" style:family="table-column">
      <style:table-column-properties fo:break-before="auto" style:column-width="1.198cm"/>
    </style:style>
    <style:style style:name="co5" style:family="table-column">
      <style:table-column-properties fo:break-before="auto" style:column-width="0.947cm"/>
    </style:style>
    <style:style style:name="co6" style:family="table-column">
      <style:table-column-properties fo:break-before="auto" style:column-width="1.503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0.75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第一幕全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No</text:p>
          </table:table-cell>
          <table:table-cell office:value-type="string">
            <text:p>name</text:p>
          </table:table-cell>
          <table:table-cell office:value-type="string">
            <text:p>user</text:p>
          </table:table-cell>
          <table:table-cell office:value-type="string">
            <text:p>times</text:p>
          </table:table-cell>
          <table:table-cell office:value-type="string">
            <text:p>won</text:p>
          </table:table-cell>
          <table:table-cell office:value-type="string">
            <text:p>perc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Ａ文</text:p>
          </table:table-cell>
          <table:table-cell office:value-type="float" office:value="33">
            <text:p>33</text:p>
          </table:table-cell>
          <table:table-cell office:value-type="float" office:value="111">
            <text:p>111</text:p>
          </table:table-cell>
          <table:table-cell office:value-type="float" office:value="49">
            <text:p>49</text:p>
          </table:table-cell>
          <table:table-cell office:value-type="float" office:value="44.1">
            <text:p>44.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Ｓ文</text:p>
          </table:table-cell>
          <table:table-cell office:value-type="float" office:value="21">
            <text:p>21</text:p>
          </table:table-cell>
          <table:table-cell office:value-type="float" office:value="102">
            <text:p>102</text:p>
          </table:table-cell>
          <table:table-cell office:value-type="float" office:value="41">
            <text:p>41</text:p>
          </table:table-cell>
          <table:table-cell office:value-type="float" office:value="40.2">
            <text:p>40.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Ｓ豊姫</text:p>
          </table:table-cell>
          <table:table-cell office:value-type="float" office:value="18">
            <text:p>18</text:p>
          </table:table-cell>
          <table:table-cell office:value-type="float" office:value="88">
            <text:p>88</text:p>
          </table:table-cell>
          <table:table-cell office:value-type="float" office:value="46">
            <text:p>46</text:p>
          </table:table-cell>
          <table:table-cell office:value-type="float" office:value="52.3">
            <text:p>52.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Ａ朱鷺子</text:p>
          </table:table-cell>
          <table:table-cell office:value-type="float" office:value="20">
            <text:p>20</text:p>
          </table:table-cell>
          <table:table-cell office:value-type="float" office:value="85">
            <text:p>85</text:p>
          </table:table-cell>
          <table:table-cell office:value-type="float" office:value="47">
            <text:p>47</text:p>
          </table:table-cell>
          <table:table-cell office:value-type="float" office:value="55.3">
            <text:p>55.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Ａレミリア</text:p>
          </table:table-cell>
          <table:table-cell office:value-type="float" office:value="18">
            <text:p>18</text:p>
          </table:table-cell>
          <table:table-cell office:value-type="float" office:value="76">
            <text:p>76</text:p>
          </table:table-cell>
          <table:table-cell office:value-type="float" office:value="48">
            <text:p>48</text:p>
          </table:table-cell>
          <table:table-cell office:value-type="float" office:value="63.2">
            <text:p>63.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Ｈミスティア</text:p>
          </table:table-cell>
          <table:table-cell office:value-type="float" office:value="12">
            <text:p>12</text:p>
          </table:table-cell>
          <table:table-cell office:value-type="float" office:value="71">
            <text:p>71</text:p>
          </table:table-cell>
          <table:table-cell office:value-type="float" office:value="41">
            <text:p>41</text:p>
          </table:table-cell>
          <table:table-cell office:value-type="float" office:value="57.7">
            <text:p>57.7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Ｈエレン</text:p>
          </table:table-cell>
          <table:table-cell office:value-type="float" office:value="11">
            <text:p>11</text:p>
          </table:table-cell>
          <table:table-cell office:value-type="float" office:value="67">
            <text:p>67</text:p>
          </table:table-cell>
          <table:table-cell office:value-type="float" office:value="16">
            <text:p>16</text:p>
          </table:table-cell>
          <table:table-cell office:value-type="float" office:value="23.9">
            <text:p>23.9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Ｄスター</text:p>
          </table:table-cell>
          <table:table-cell office:value-type="float" office:value="16">
            <text:p>16</text:p>
          </table:table-cell>
          <table:table-cell office:value-type="float" office:value="67">
            <text:p>67</text:p>
          </table:table-cell>
          <table:table-cell office:value-type="float" office:value="23">
            <text:p>23</text:p>
          </table:table-cell>
          <table:table-cell office:value-type="float" office:value="34.3">
            <text:p>34.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Ｎサラ</text:p>
          </table:table-cell>
          <table:table-cell office:value-type="float" office:value="18">
            <text:p>18</text:p>
          </table:table-cell>
          <table:table-cell office:value-type="float" office:value="66">
            <text:p>66</text:p>
          </table:table-cell>
          <table:table-cell office:value-type="float" office:value="32">
            <text:p>32</text:p>
          </table:table-cell>
          <table:table-cell office:value-type="float" office:value="48.5">
            <text:p>48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ＡＤチルノ</text:p>
          </table:table-cell>
          <table:table-cell office:value-type="float" office:value="10">
            <text:p>10</text:p>
          </table:table-cell>
          <table:table-cell office:value-type="float" office:value="64">
            <text:p>64</text:p>
          </table:table-cell>
          <table:table-cell office:value-type="float" office:value="28">
            <text:p>28</text:p>
          </table:table-cell>
          <table:table-cell office:value-type="float" office:value="43.8">
            <text:p>43.8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Ｎスター</text:p>
          </table:table-cell>
          <table:table-cell office:value-type="float" office:value="13">
            <text:p>13</text:p>
          </table:table-cell>
          <table:table-cell office:value-type="float" office:value="62">
            <text:p>62</text:p>
          </table:table-cell>
          <table:table-cell office:value-type="float" office:value="32">
            <text:p>32</text:p>
          </table:table-cell>
          <table:table-cell office:value-type="float" office:value="51.6">
            <text:p>51.6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Ｔ鈴仙</text:p>
          </table:table-cell>
          <table:table-cell office:value-type="float" office:value="17">
            <text:p>17</text:p>
          </table:table-cell>
          <table:table-cell office:value-type="float" office:value="57">
            <text:p>57</text:p>
          </table:table-cell>
          <table:table-cell office:value-type="float" office:value="31">
            <text:p>31</text:p>
          </table:table-cell>
          <table:table-cell office:value-type="float" office:value="54.4">
            <text:p>54.4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Ｈさとり</text:p>
          </table:table-cell>
          <table:table-cell office:value-type="float" office:value="11">
            <text:p>11</text:p>
          </table:table-cell>
          <table:table-cell office:value-type="float" office:value="57">
            <text:p>57</text:p>
          </table:table-cell>
          <table:table-cell office:value-type="float" office:value="37">
            <text:p>37</text:p>
          </table:table-cell>
          <table:table-cell office:value-type="float" office:value="64.9">
            <text:p>64.9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Ｎサニー</text:p>
          </table:table-cell>
          <table:table-cell office:value-type="float" office:value="16">
            <text:p>16</text:p>
          </table:table-cell>
          <table:table-cell office:value-type="float" office:value="52">
            <text:p>52</text:p>
          </table:table-cell>
          <table:table-cell office:value-type="float" office:value="27">
            <text:p>27</text:p>
          </table:table-cell>
          <table:table-cell office:value-type="float" office:value="51.9">
            <text:p>51.9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Ｔさとり</text:p>
          </table:table-cell>
          <table:table-cell office:value-type="float" office:value="12">
            <text:p>12</text:p>
          </table:table-cell>
          <table:table-cell office:value-type="float" office:value="50">
            <text:p>50</text:p>
          </table:table-cell>
          <table:table-cell office:value-type="float" office:value="19">
            <text:p>19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ＪＫ早苗</text:p>
          </table:table-cell>
          <table:table-cell office:value-type="float" office:value="12">
            <text:p>12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Ｄ輝夜</text:p>
          </table:table-cell>
          <table:table-cell office:value-type="float" office:value="9">
            <text:p>9</text:p>
          </table:table-cell>
          <table:table-cell office:value-type="float" office:value="48">
            <text:p>48</text:p>
          </table:table-cell>
          <table:table-cell office:value-type="float" office:value="31">
            <text:p>31</text:p>
          </table:table-cell>
          <table:table-cell office:value-type="float" office:value="64.6">
            <text:p>64.6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Ｄアリス</text:p>
          </table:table-cell>
          <table:table-cell office:value-type="float" office:value="11">
            <text:p>11</text:p>
          </table:table-cell>
          <table:table-cell office:value-type="float" office:value="47">
            <text:p>47</text:p>
          </table:table-cell>
          <table:table-cell office:value-type="float" office:value="30">
            <text:p>30</text:p>
          </table:table-cell>
          <table:table-cell office:value-type="float" office:value="63.8">
            <text:p>63.8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ＡＤ妹紅</text:p>
          </table:table-cell>
          <table:table-cell office:value-type="float" office:value="13">
            <text:p>13</text:p>
          </table:table-cell>
          <table:table-cell office:value-type="float" office:value="45">
            <text:p>45</text:p>
          </table:table-cell>
          <table:table-cell office:value-type="float" office:value="20">
            <text:p>20</text:p>
          </table:table-cell>
          <table:table-cell office:value-type="float" office:value="44.4">
            <text:p>44.4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Ｄ萃香</text:p>
          </table:table-cell>
          <table:table-cell office:value-type="float" office:value="7">
            <text:p>7</text:p>
          </table:table-cell>
          <table:table-cell office:value-type="float" office:value="43">
            <text:p>43</text:p>
          </table:table-cell>
          <table:table-cell office:value-type="float" office:value="30">
            <text:p>30</text:p>
          </table:table-cell>
          <table:table-cell office:value-type="float" office:value="69.8">
            <text:p>69.8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ぎらてぃな</text:p>
          </table:table-cell>
          <table:table-cell office:value-type="float" office:value="10">
            <text:p>10</text:p>
          </table:table-cell>
          <table:table-cell office:value-type="float" office:value="43">
            <text:p>43</text:p>
          </table:table-cell>
          <table:table-cell office:value-type="float" office:value="26">
            <text:p>26</text:p>
          </table:table-cell>
          <table:table-cell office:value-type="float" office:value="60.5">
            <text:p>60.5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Ａ華扇</text:p>
          </table:table-cell>
          <table:table-cell office:value-type="float" office:value="10">
            <text:p>10</text:p>
          </table:table-cell>
          <table:table-cell office:value-type="float" office:value="41">
            <text:p>41</text:p>
          </table:table-cell>
          <table:table-cell office:value-type="float" office:value="29">
            <text:p>29</text:p>
          </table:table-cell>
          <table:table-cell office:value-type="float" office:value="70.7">
            <text:p>70.7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Ｄ永琳</text:p>
          </table:table-cell>
          <table:table-cell office:value-type="float" office:value="12">
            <text:p>12</text:p>
          </table:table-cell>
          <table:table-cell office:value-type="float" office:value="41">
            <text:p>41</text:p>
          </table:table-cell>
          <table:table-cell office:value-type="float" office:value="23">
            <text:p>23</text:p>
          </table:table-cell>
          <table:table-cell office:value-type="float" office:value="56.1">
            <text:p>56.1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Ｎ朱鷺子</text:p>
          </table:table-cell>
          <table:table-cell office:value-type="float" office:value="6">
            <text:p>6</text:p>
          </table:table-cell>
          <table:table-cell office:value-type="float" office:value="40">
            <text:p>40</text:p>
          </table:table-cell>
          <table:table-cell office:value-type="float" office:value="29">
            <text:p>29</text:p>
          </table:table-cell>
          <table:table-cell office:value-type="float" office:value="72.5">
            <text:p>72.5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Ｔフラン</text:p>
          </table:table-cell>
          <table:table-cell office:value-type="float" office:value="15">
            <text:p>15</text:p>
          </table:table-cell>
          <table:table-cell office:value-type="float" office:value="40">
            <text:p>40</text:p>
          </table:table-cell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Ｄエリー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float" office:value="26">
            <text:p>26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Ｔ星</text:p>
          </table:table-cell>
          <table:table-cell office:value-type="float" office:value="11">
            <text:p>11</text:p>
          </table:table-cell>
          <table:table-cell office:value-type="float" office:value="38">
            <text:p>38</text:p>
          </table:table-cell>
          <table:table-cell office:value-type="float" office:value="27">
            <text:p>27</text:p>
          </table:table-cell>
          <table:table-cell office:value-type="float" office:value="71.1">
            <text:p>71.1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輪妖精</text:p>
          </table:table-cell>
          <table:table-cell office:value-type="float" office:value="10">
            <text:p>10</text:p>
          </table:table-cell>
          <table:table-cell office:value-type="float" office:value="38">
            <text:p>38</text:p>
          </table:table-cell>
          <table:table-cell office:value-type="float" office:value="20">
            <text:p>20</text:p>
          </table:table-cell>
          <table:table-cell office:value-type="float" office:value="52.6">
            <text:p>52.6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騒霊三姉妹</text:p>
          </table:table-cell>
          <table:table-cell office:value-type="float" office:value="8">
            <text:p>8</text:p>
          </table:table-cell>
          <table:table-cell office:value-type="float" office:value="38">
            <text:p>38</text:p>
          </table:table-cell>
          <table:table-cell office:value-type="float" office:value="14">
            <text:p>14</text:p>
          </table:table-cell>
          <table:table-cell office:value-type="float" office:value="36.8">
            <text:p>36.8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Ｔ夢月</text:p>
          </table:table-cell>
          <table:table-cell office:value-type="float" office:value="11">
            <text:p>11</text:p>
          </table:table-cell>
          <table:table-cell office:value-type="float" office:value="38">
            <text:p>38</text:p>
          </table:table-cell>
          <table:table-cell office:value-type="float" office:value="15">
            <text:p>15</text:p>
          </table:table-cell>
          <table:table-cell office:value-type="float" office:value="39.5">
            <text:p>39.5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Ｓ魔理沙</text:p>
          </table:table-cell>
          <table:table-cell office:value-type="float" office:value="7">
            <text:p>7</text:p>
          </table:table-cell>
          <table:table-cell office:value-type="float" office:value="37">
            <text:p>37</text:p>
          </table:table-cell>
          <table:table-cell office:value-type="float" office:value="18">
            <text:p>18</text:p>
          </table:table-cell>
          <table:table-cell office:value-type="float" office:value="48.6">
            <text:p>48.6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Ａ美鈴</text:p>
          </table:table-cell>
          <table:table-cell office:value-type="float" office:value="8">
            <text:p>8</text:p>
          </table:table-cell>
          <table:table-cell office:value-type="float" office:value="36">
            <text:p>36</text:p>
          </table:table-cell>
          <table:table-cell office:value-type="float" office:value="19">
            <text:p>19</text:p>
          </table:table-cell>
          <table:table-cell office:value-type="float" office:value="52.8">
            <text:p>52.8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Ｓ妖夢</text:p>
          </table:table-cell>
          <table:table-cell office:value-type="float" office:value="12">
            <text:p>12</text:p>
          </table:table-cell>
          <table:table-cell office:value-type="float" office:value="36">
            <text:p>36</text:p>
          </table:table-cell>
          <table:table-cell office:value-type="float" office:value="19">
            <text:p>19</text:p>
          </table:table-cell>
          <table:table-cell office:value-type="float" office:value="52.8">
            <text:p>52.8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Ｔ紫</text:p>
          </table:table-cell>
          <table:table-cell office:value-type="float" office:value="8">
            <text:p>8</text:p>
          </table:table-cell>
          <table:table-cell office:value-type="float" office:value="36">
            <text:p>36</text:p>
          </table:table-cell>
          <table:table-cell office:value-type="float" office:value="10">
            <text:p>10</text:p>
          </table:table-cell>
          <table:table-cell office:value-type="float" office:value="27.8">
            <text:p>27.8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Ｄ衣玖</text:p>
          </table:table-cell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 office:value-type="float" office:value="20">
            <text:p>20</text:p>
          </table:table-cell>
          <table:table-cell office:value-type="float" office:value="58.8">
            <text:p>58.8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呪い子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office:value-type="float" office:value="19">
            <text:p>19</text:p>
          </table:table-cell>
          <table:table-cell office:value-type="float" office:value="55.9">
            <text:p>55.9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Ｎ屠自古</text:p>
          </table:table-cell>
          <table:table-cell office:value-type="float" office:value="9">
            <text:p>9</text:p>
          </table:table-cell>
          <table:table-cell office:value-type="float" office:value="32">
            <text:p>32</text:p>
          </table:table-cell>
          <table:table-cell office:value-type="float" office:value="17">
            <text:p>17</text:p>
          </table:table-cell>
          <table:table-cell office:value-type="float" office:value="53.1">
            <text:p>53.1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Ａ鈴仙</text:p>
          </table:table-cell>
          <table:table-cell office:value-type="float" office:value="10">
            <text:p>10</text:p>
          </table:table-cell>
          <table:table-cell office:value-type="float" office:value="32">
            <text:p>32</text:p>
          </table:table-cell>
          <table:table-cell office:value-type="float" office:value="14">
            <text:p>14</text:p>
          </table:table-cell>
          <table:table-cell office:value-type="float" office:value="43.8">
            <text:p>43.8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Ｈ大妖精</text:p>
          </table:table-cell>
          <table:table-cell office:value-type="float" office:value="6">
            <text:p>6</text:p>
          </table:table-cell>
          <table:table-cell office:value-type="float" office:value="30">
            <text:p>30</text:p>
          </table:table-cell>
          <table:table-cell office:value-type="float" office:value="17">
            <text:p>17</text:p>
          </table:table-cell>
          <table:table-cell office:value-type="float" office:value="56.7">
            <text:p>56.7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Ｔヤマメ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19">
            <text:p>19</text:p>
          </table:table-cell>
          <table:table-cell office:value-type="float" office:value="63.3">
            <text:p>63.3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ＡＤ橙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17">
            <text:p>17</text:p>
          </table:table-cell>
          <table:table-cell office:value-type="float" office:value="56.7">
            <text:p>56.7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阿求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Ｎ幽香</text:p>
          </table:table-cell>
          <table:table-cell office:value-type="float" office:value="9">
            <text:p>9</text:p>
          </table:table-cell>
          <table:table-cell office:value-type="float" office:value="30">
            <text:p>30</text:p>
          </table:table-cell>
          <table:table-cell office:value-type="float" office:value="13">
            <text:p>13</text:p>
          </table:table-cell>
          <table:table-cell office:value-type="float" office:value="43.3">
            <text:p>43.3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Ｎルナサ</text:p>
          </table:table-cell>
          <table:table-cell office:value-type="float" office:value="6">
            <text:p>6</text:p>
          </table:table-cell>
          <table:table-cell office:value-type="float" office:value="29">
            <text:p>29</text:p>
          </table:table-cell>
          <table:table-cell office:value-type="float" office:value="18">
            <text:p>18</text:p>
          </table:table-cell>
          <table:table-cell office:value-type="float" office:value="62.1">
            <text:p>62.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魔天使</text:p>
          </table:table-cell>
          <table:table-cell office:value-type="float" office:value="6">
            <text:p>6</text:p>
          </table:table-cell>
          <table:table-cell office:value-type="float" office:value="29">
            <text:p>29</text:p>
          </table:table-cell>
          <table:table-cell office:value-type="float" office:value="16">
            <text:p>16</text:p>
          </table:table-cell>
          <table:table-cell office:value-type="float" office:value="55.2">
            <text:p>55.2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Ｓマイ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office:value-type="float" office:value="13">
            <text:p>13</text:p>
          </table:table-cell>
          <table:table-cell office:value-type="float" office:value="44.8">
            <text:p>44.8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ぱるきあ</text:p>
          </table:table-cell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office:value-type="float" office:value="11">
            <text:p>11</text:p>
          </table:table-cell>
          <table:table-cell office:value-type="float" office:value="37.9">
            <text:p>37.9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Ｎさとり</text:p>
          </table:table-cell>
          <table:table-cell office:value-type="float" office:value="5">
            <text:p>5</text:p>
          </table:table-cell>
          <table:table-cell office:value-type="float" office:value="29">
            <text:p>29</text:p>
          </table:table-cell>
          <table:table-cell office:value-type="float" office:value="10">
            <text:p>10</text:p>
          </table:table-cell>
          <table:table-cell office:value-type="float" office:value="34.5">
            <text:p>34.5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Ｈ村紗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float" office:value="21">
            <text:p>21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Ａゴリアテ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 office:value-type="float" office:value="28.6">
            <text:p>28.6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Ｔ美鈴</text:p>
          </table:table-cell>
          <table:table-cell office:value-type="float" office:value="6">
            <text:p>6</text:p>
          </table:table-cell>
          <table:table-cell office:value-type="float" office:value="27">
            <text:p>27</text:p>
          </table:table-cell>
          <table:table-cell office:value-type="float" office:value="15">
            <text:p>15</text:p>
          </table:table-cell>
          <table:table-cell office:value-type="float" office:value="55.6">
            <text:p>55.6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Ｈ早苗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 office:value-type="float" office:value="14">
            <text:p>14</text:p>
          </table:table-cell>
          <table:table-cell office:value-type="float" office:value="51.9">
            <text:p>51.9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Ｔありす</text:p>
          </table:table-cell>
          <table:table-cell office:value-type="float" office:value="6">
            <text:p>6</text:p>
          </table:table-cell>
          <table:table-cell office:value-type="float" office:value="27">
            <text:p>27</text:p>
          </table:table-cell>
          <table:table-cell office:value-type="float" office:value="14">
            <text:p>14</text:p>
          </table:table-cell>
          <table:table-cell office:value-type="float" office:value="51.9">
            <text:p>51.9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Ｅ魔理沙</text:p>
          </table:table-cell>
          <table:table-cell office:value-type="float" office:value="5">
            <text:p>5</text:p>
          </table:table-cell>
          <table:table-cell office:value-type="float" office:value="26">
            <text:p>26</text:p>
          </table:table-cell>
          <table:table-cell office:value-type="float" office:value="16">
            <text:p>16</text:p>
          </table:table-cell>
          <table:table-cell office:value-type="float" office:value="61.5">
            <text:p>61.5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Ｔ藍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office:value-type="float" office:value="16">
            <text:p>16</text:p>
          </table:table-cell>
          <table:table-cell office:value-type="float" office:value="61.5">
            <text:p>61.5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Ａパチュリー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9">
            <text:p>9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Ａ空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office:value-type="float" office:value="41.7">
            <text:p>41.7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Ｄチルノ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13">
            <text:p>13</text:p>
          </table:table-cell>
          <table:table-cell office:value-type="float" office:value="54.2">
            <text:p>54.2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ＡＤレティ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14">
            <text:p>14</text:p>
          </table:table-cell>
          <table:table-cell office:value-type="float" office:value="60.9">
            <text:p>60.9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Ｔ先代の巫女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11">
            <text:p>11</text:p>
          </table:table-cell>
          <table:table-cell office:value-type="float" office:value="47.8">
            <text:p>47.8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Ｓ小傘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26.1">
            <text:p>26.1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Ｄ依姫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65.2">
            <text:p>65.2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Ｗ咲夜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14">
            <text:p>14</text:p>
          </table:table-cell>
          <table:table-cell office:value-type="float" office:value="60.9">
            <text:p>60.9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Ｓチルノ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11">
            <text:p>11</text:p>
          </table:table-cell>
          <table:table-cell office:value-type="float" office:value="47.8">
            <text:p>47.8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る～こと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float" office:value="14">
            <text:p>14</text:p>
          </table:table-cell>
          <table:table-cell office:value-type="float" office:value="63.6">
            <text:p>63.6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Ｓ幻月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office:value-type="float" office:value="45.5">
            <text:p>45.5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Ｎ天魔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float" office:value="31.8">
            <text:p>31.8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Ｓ小町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  <table:table-cell office:value-type="float" office:value="54.5">
            <text:p>54.5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Ａ大妖精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8">
            <text:p>8</text:p>
          </table:table-cell>
          <table:table-cell office:value-type="float" office:value="36.4">
            <text:p>36.4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ＡＤ美鈴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office:value-type="float" office:value="61.9">
            <text:p>61.9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Ｄ妖夢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Ｄレティ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57.1">
            <text:p>57.1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Ｎ星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office:value-type="float" office:value="61.9">
            <text:p>61.9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ビビット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Ｓ鈴仙</text:p>
          </table:table-cell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57.1">
            <text:p>57.1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Ｄパルスィ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Ｓてゐ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Ｔ早苗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Ｈ慧音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Ａ天子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Ｎ神奈子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Ｄ小悪魔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Ｎメルラン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Ａ夢美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Ｄにとり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Ｎ文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float" office:value="78.9">
            <text:p>78.9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Ａサリエル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52.6">
            <text:p>52.6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Ｎ咲夜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float" office:value="47.4">
            <text:p>47.4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Ｈオレンジ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float" office:value="42.1">
            <text:p>42.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Ｎパチュリー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31.6">
            <text:p>31.6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Ａ幽香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52.6">
            <text:p>52.6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Ｈサニー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かいりゅー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61.1">
            <text:p>61.1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Ｈナズーリン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float" office:value="77.8">
            <text:p>77.8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Ｓ依姫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44.4">
            <text:p>44.4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Ｄ里香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61.1">
            <text:p>61.1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Ｔサニー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27.8">
            <text:p>27.8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Ｎにとり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44.4">
            <text:p>44.4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Ａ神奈子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55.6">
            <text:p>55.6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Ａ諏訪子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Ｈルイズ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29.4">
            <text:p>29.4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ＡＤアリス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52.9">
            <text:p>52.9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Ｄ慧音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52.9">
            <text:p>52.9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Ｔアリス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52.9">
            <text:p>52.9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Ｎ霊夢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52.9">
            <text:p>52.9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Ｄレイラ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Ａ燐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68.8">
            <text:p>68.8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Ｓレミリア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43.8">
            <text:p>43.8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Ｈメディスン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Ｄ早苗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31.3">
            <text:p>31.3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Ｄエレン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43.8">
            <text:p>43.8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Ｓリグル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Ｈ青娥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43.8">
            <text:p>43.8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Ｈルナ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string">
            <text:p>Ｔ勇儀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46.7">
            <text:p>46.7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string">
            <text:p>Ｈ燐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Ａフラン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46.7">
            <text:p>46.7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string">
            <text:p>Ｄはたて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64.3">
            <text:p>64.3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string">
            <text:p>Ｎコンガラ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64.3">
            <text:p>64.3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string">
            <text:p>Ｔ空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57.1">
            <text:p>57.1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Ａ慧音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64.3">
            <text:p>64.3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Ｄキスメ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28.6">
            <text:p>28.6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Ｈ夢子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35.7">
            <text:p>35.7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string">
            <text:p>Ａ椛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61.5">
            <text:p>61.5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string">
            <text:p>Ｄ天子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30.8">
            <text:p>30.8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string">
            <text:p>Ｓレイセン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46.2">
            <text:p>46.2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Ｓこいし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61.5">
            <text:p>61.5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string">
            <text:p>Ｔ小悪魔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53.8">
            <text:p>53.8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string">
            <text:p>Ａ小傘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53.8">
            <text:p>53.8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Ｓ藍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46.2">
            <text:p>46.2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Ｎチルノ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46.2">
            <text:p>46.2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string">
            <text:p>Ｔミスティア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38.5">
            <text:p>38.5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string">
            <text:p>Ｄ華扇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41.7">
            <text:p>41.7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string">
            <text:p>Ｓ布都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string">
            <text:p>Ｈスター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string">
            <text:p>Ｈ雛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58.3">
            <text:p>58.3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string">
            <text:p>Ｔルナ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6.7">
            <text:p>16.7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string">
            <text:p>Ｓ魔梨沙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string">
            <text:p>Ｄ美鈴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string">
            <text:p>Ｓ幽々子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58.3">
            <text:p>58.3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string">
            <text:p>Ｓレティ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41.7">
            <text:p>41.7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string">
            <text:p>Ｔパチュリー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41.7">
            <text:p>41.7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string">
            <text:p>Ｎフラン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58.3">
            <text:p>58.3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string">
            <text:p>Ｄレミリア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ＡＤ鈴仙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54.5">
            <text:p>54.5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string">
            <text:p>冴月麟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72.7">
            <text:p>72.7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string">
            <text:p>Ｔ魔理沙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45.5">
            <text:p>45.5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string">
            <text:p>Ｔ妖夢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63.6">
            <text:p>63.6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string">
            <text:p>Ｈカナ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63.6">
            <text:p>63.6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string">
            <text:p>Ｄ小町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63.6">
            <text:p>63.6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string">
            <text:p>Ｎ勇儀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45.5">
            <text:p>45.5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string">
            <text:p>Ｔリリカ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63.6">
            <text:p>63.6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string">
            <text:p>Ｈメルラン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36.4">
            <text:p>36.4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string">
            <text:p>Ｎ妹紅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63.6">
            <text:p>63.6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string">
            <text:p>Ｎ神子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45.5">
            <text:p>45.5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string">
            <text:p>Ｓぬえ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63.6">
            <text:p>63.6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string">
            <text:p>Ｓユキ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36.4">
            <text:p>36.4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string">
            <text:p>Ｎ明羅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36.4">
            <text:p>36.4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string">
            <text:p>Ｄ霊夢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36.4">
            <text:p>36.4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string">
            <text:p>Ｄリグル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36.4">
            <text:p>36.4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string">
            <text:p>Ｓ慧音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string">
            <text:p>Ｓフラン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string">
            <text:p>Ｄ鈴仙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string">
            <text:p>Ａ静葉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string">
            <text:p>Ｔナズーリン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string">
            <text:p>Ｈ響子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string">
            <text:p>Ｎヤマメ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string">
            <text:p>ＡリリーＢ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string">
            <text:p>Ｈちゆり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string">
            <text:p>りざーどん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string">
            <text:p>Ｎメディスン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44.4">
            <text:p>44.4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string">
            <text:p>Ａ衣玖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22.2">
            <text:p>22.2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string">
            <text:p>Ｓ咲夜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44.4">
            <text:p>44.4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string">
            <text:p>ゾンビＦ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55.6">
            <text:p>55.6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string">
            <text:p>Ｔメルラン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string">
            <text:p>Ｓ空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55.6">
            <text:p>55.6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string">
            <text:p>Ｔ映姫</text:p>
          </table:table-cell>
          <table:table-cell office:value-type="float" office:value="2">
            <text:p>2</text:p>
          </table:table-cell>
          <table:table-cell table:number-columns-repeated="2" office:value-type="float" office:value="8">
            <text:p>8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string">
            <text:p>Ｈルナサ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string">
            <text:p>Ａ妖夢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62.5">
            <text:p>62.5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string">
            <text:p>Ｄメディスン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37.5">
            <text:p>37.5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string">
            <text:p>Ａ先代の巫女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string">
            <text:p>Ｈ布都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37.5">
            <text:p>37.5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string">
            <text:p>Ａユウカ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62.5">
            <text:p>62.5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string">
            <text:p>Ｔパルスィ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37.5">
            <text:p>37.5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string">
            <text:p>Ａ魔理沙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string">
            <text:p>Ｔ咲夜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37.5">
            <text:p>37.5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string">
            <text:p>Ｈヤマメ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62.5">
            <text:p>62.5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string">
            <text:p>Ａ映姫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28.6">
            <text:p>28.6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string">
            <text:p>Ｔ静葉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string">
            <text:p>Ａ輝夜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2.9">
            <text:p>42.9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string">
            <text:p>秋姉妹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57.1">
            <text:p>57.1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string">
            <text:p>Ｄ映姫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2.9">
            <text:p>42.9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string">
            <text:p>Ａ豊姫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28.6">
            <text:p>28.6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string">
            <text:p>ＡＤてゐ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2.9">
            <text:p>42.9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string">
            <text:p>Ｎミスティア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2.9">
            <text:p>42.9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string">
            <text:p>非想天則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4.3">
            <text:p>14.3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string">
            <text:p>Ｄ妹紅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string">
            <text:p>Ｎリグル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83.3">
            <text:p>83.3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string">
            <text:p>Ｔルーミア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Ａ勇儀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string">
            <text:p>Ｓにとり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string">
            <text:p>ＡＬＩＣＥ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string">
            <text:p>Ｎ諏訪子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string">
            <text:p>ミミちゃん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string">
            <text:p>Ｄ幽香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string">
            <text:p>Ｎ豊姫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string">
            <text:p>Ｈ永琳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string">
            <text:p>Ｈくるみ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string">
            <text:p>Ｎアリス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string">
            <text:p>Ｓ天子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string">
            <text:p>Ｄパチュリー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string">
            <text:p>Ｈ萃香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string">
            <text:p>Ａ霊夢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string">
            <text:p>Ｈ小悪魔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string">
            <text:p>Ｓエリス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string">
            <text:p>Ｎ小傘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string">
            <text:p>Ｄ諏訪子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string">
            <text:p>ＡＤミスティ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string">
            <text:p>Ｎレティ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string">
            <text:p>ＡＤマリサ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string">
            <text:p>ＡＤ藍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string">
            <text:p>Ｓユウカ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string">
            <text:p>ＮリリーＷ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string">
            <text:p>ＳリリーＢ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string">
            <text:p>Ｔキスメ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string">
            <text:p>Ｄ穣子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string">
            <text:p>Ｎマガン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string">
            <text:p>Ｎ聖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string">
            <text:p>Ｅルーミア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string">
            <text:p>Ｎ大妖精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string">
            <text:p>らてぃおす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string">
            <text:p>Ｎ一輪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string">
            <text:p>Ａ理香子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string">
            <text:p>Ｈ咲夜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string">
            <text:p>神玉・陰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string">
            <text:p>Ａ村紗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string">
            <text:p>ＨリリーＷ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string">
            <text:p>ぎゃらどす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string">
            <text:p>Ｈ小町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string">
            <text:p>Ｄ芳香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string">
            <text:p>Ｔこいし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string">
            <text:p>Ｎ村紗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string">
            <text:p>Ａ妹紅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string">
            <text:p>Ｔルナサ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string">
            <text:p>れっくうざ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string">
            <text:p>Ｓ靈夢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string">
            <text:p>Ｎルナ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string">
            <text:p>Ｓ聖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string">
            <text:p>Ｔレミリア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string">
            <text:p>Ｓ燐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string">
            <text:p>Ｈてゐ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string">
            <text:p>Ｈ神綺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string">
            <text:p>Ｓ輝夜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string">
            <text:p>Ａ依姫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string">
            <text:p>Ｄナズーリン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string">
            <text:p>Ｄ幽々子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string">
            <text:p>神玉・陽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string">
            <text:p>Ａはたて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string">
            <text:p>Ｔメディスン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string">
            <text:p>Ｈ藍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string">
            <text:p>Ｎこいし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string">
            <text:p>Ｔ萃香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string">
            <text:p>Ｓアリス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string">
            <text:p>Ｓ静葉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string">
            <text:p>Ｈ衣玖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</table:table>
      <table:table table:name="第一幕決勝" table:style-name="ta1" table:print="false">
        <office:forms form:automatic-focus="false" form:apply-design-mode="false"/>
        <table:table-column table:style-name="co8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No</text:p>
          </table:table-cell>
          <table:table-cell office:value-type="string">
            <text:p>name</text:p>
          </table:table-cell>
          <table:table-cell office:value-type="string">
            <text:p>user</text:p>
          </table:table-cell>
          <table:table-cell office:value-type="string">
            <text:p>times</text:p>
          </table:table-cell>
          <table:table-cell office:value-type="string">
            <text:p>won</text:p>
          </table:table-cell>
          <table:table-cell office:value-type="string">
            <text:p>perc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Ａ華扇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77.8">
            <text:p>77.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Ｓ豊姫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71.4">
            <text:p>71.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かいりゅー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Ｎ文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Ａ朱鷺子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Ｈさとり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Ａレミリア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Ｅ魔理沙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Ｄ衣玖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Ｈ村紗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Ｄ萃香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ＡＤ美鈴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Ｔ鈴仙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Ｈサニー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Ｎ朱鷺子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Ｓ慧音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Ｓ文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Ｔ美鈴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Ｄ華扇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冴月麟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Ｈミスティア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Ｔ星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Ｎサラ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Ｓてゐ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Ｔ映姫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Ｔフラン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魔天使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る～こと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Ｄ妖夢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Ｄアリス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Ｄ輝夜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Ａ椛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Ｄ永琳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Ｄレティ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Ａサリエル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Ａ文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Ｔ勇儀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Ｄはたて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ＡＤアリス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Ｈエレン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ミミちゃん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Ｄ天子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Ａ美鈴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Ｎサニー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Ｔ魔理沙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ビビット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輪妖精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Ｈ大妖精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ＡＤ鈴仙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Ｎルナサ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呪い子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ＡＤレティ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Ｔ先代の巫女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Ａ映姫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Ｈちゆり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Ｓ幻月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ＡＤ妹紅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ぎらてぃな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Ｈルイズ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Ｈルナサ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Ｎ天魔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Ｈナズーリン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Ｎコンガラ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Ｎ星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Ｔ静葉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Ｔ妖夢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Ｓ妖夢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Ｓレイセン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Ａ輝夜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Ａ妖夢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Ｓマイ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Ｄ慧音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Ｓエリス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Ｓ鈴仙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Ｄレイラ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Ｔ紫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Ｈカナ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Ｔ早苗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Ｄ幽香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Ａ燐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秋姉妹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Ｎ咲夜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Ｈ慧音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Ｔヤマメ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Ｎ屠自古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Ｓ小町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Ｄエリー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Ａ天子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Ｄ小町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Ｎ勇儀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Ｓ魔理沙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Ａ大妖精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</table:table>
      <table:table table:name="第二幕全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No</text:p>
          </table:table-cell>
          <table:table-cell office:value-type="string">
            <text:p>name</text:p>
          </table:table-cell>
          <table:table-cell office:value-type="string">
            <text:p>user</text:p>
          </table:table-cell>
          <table:table-cell office:value-type="string">
            <text:p>times</text:p>
          </table:table-cell>
          <table:table-cell office:value-type="string">
            <text:p>won</text:p>
          </table:table-cell>
          <table:table-cell office:value-type="string">
            <text:p>perc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Ａ朱鷺子</text:p>
          </table:table-cell>
          <table:table-cell office:value-type="float" office:value="17">
            <text:p>17</text:p>
          </table:table-cell>
          <table:table-cell office:value-type="float" office:value="78">
            <text:p>78</text:p>
          </table:table-cell>
          <table:table-cell office:value-type="float" office:value="41">
            <text:p>41</text:p>
          </table:table-cell>
          <table:table-cell office:value-type="float" office:value="52.6">
            <text:p>52.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Ｓ文</text:p>
          </table:table-cell>
          <table:table-cell office:value-type="float" office:value="17">
            <text:p>17</text:p>
          </table:table-cell>
          <table:table-cell office:value-type="float" office:value="77">
            <text:p>77</text:p>
          </table:table-cell>
          <table:table-cell office:value-type="float" office:value="35">
            <text:p>35</text:p>
          </table:table-cell>
          <table:table-cell office:value-type="float" office:value="45.5">
            <text:p>45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Ａ文</text:p>
          </table:table-cell>
          <table:table-cell office:value-type="float" office:value="22">
            <text:p>22</text:p>
          </table:table-cell>
          <table:table-cell office:value-type="float" office:value="66">
            <text:p>66</text:p>
          </table:table-cell>
          <table:table-cell office:value-type="float" office:value="32">
            <text:p>32</text:p>
          </table:table-cell>
          <table:table-cell office:value-type="float" office:value="48.5">
            <text:p>48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Ａレミリア</text:p>
          </table:table-cell>
          <table:table-cell office:value-type="float" office:value="14">
            <text:p>14</text:p>
          </table:table-cell>
          <table:table-cell office:value-type="float" office:value="63">
            <text:p>63</text:p>
          </table:table-cell>
          <table:table-cell office:value-type="float" office:value="33">
            <text:p>33</text:p>
          </table:table-cell>
          <table:table-cell office:value-type="float" office:value="52.4">
            <text:p>52.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Ｎサニー</text:p>
          </table:table-cell>
          <table:table-cell office:value-type="float" office:value="16">
            <text:p>16</text:p>
          </table:table-cell>
          <table:table-cell office:value-type="float" office:value="57">
            <text:p>57</text:p>
          </table:table-cell>
          <table:table-cell office:value-type="float" office:value="30">
            <text:p>30</text:p>
          </table:table-cell>
          <table:table-cell office:value-type="float" office:value="52.6">
            <text:p>52.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Ｔ鈴仙</text:p>
          </table:table-cell>
          <table:table-cell office:value-type="float" office:value="15">
            <text:p>15</text:p>
          </table:table-cell>
          <table:table-cell office:value-type="float" office:value="56">
            <text:p>56</text:p>
          </table:table-cell>
          <table:table-cell office:value-type="float" office:value="29">
            <text:p>29</text:p>
          </table:table-cell>
          <table:table-cell office:value-type="float" office:value="51.8">
            <text:p>51.8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Ｎスター</text:p>
          </table:table-cell>
          <table:table-cell office:value-type="float" office:value="13">
            <text:p>13</text:p>
          </table:table-cell>
          <table:table-cell office:value-type="float" office:value="55">
            <text:p>55</text:p>
          </table:table-cell>
          <table:table-cell office:value-type="float" office:value="31">
            <text:p>31</text:p>
          </table:table-cell>
          <table:table-cell office:value-type="float" office:value="56.4">
            <text:p>56.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輪妖精</text:p>
          </table:table-cell>
          <table:table-cell office:value-type="float" office:value="11">
            <text:p>11</text:p>
          </table:table-cell>
          <table:table-cell office:value-type="float" office:value="54">
            <text:p>54</text:p>
          </table:table-cell>
          <table:table-cell office:value-type="float" office:value="19">
            <text:p>19</text:p>
          </table:table-cell>
          <table:table-cell office:value-type="float" office:value="35.2">
            <text:p>35.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Ｓ豊姫</text:p>
          </table:table-cell>
          <table:table-cell office:value-type="float" office:value="13">
            <text:p>13</text:p>
          </table:table-cell>
          <table:table-cell office:value-type="float" office:value="52">
            <text:p>52</text:p>
          </table:table-cell>
          <table:table-cell office:value-type="float" office:value="31">
            <text:p>31</text:p>
          </table:table-cell>
          <table:table-cell office:value-type="float" office:value="59.6">
            <text:p>59.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ＡＤチルノ</text:p>
          </table:table-cell>
          <table:table-cell office:value-type="float" office:value="10">
            <text:p>10</text:p>
          </table:table-cell>
          <table:table-cell office:value-type="float" office:value="51">
            <text:p>51</text:p>
          </table:table-cell>
          <table:table-cell office:value-type="float" office:value="23">
            <text:p>23</text:p>
          </table:table-cell>
          <table:table-cell office:value-type="float" office:value="45.1">
            <text:p>45.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ＡＤ妹紅</text:p>
          </table:table-cell>
          <table:table-cell office:value-type="float" office:value="11">
            <text:p>11</text:p>
          </table:table-cell>
          <table:table-cell office:value-type="float" office:value="51">
            <text:p>51</text:p>
          </table:table-cell>
          <table:table-cell office:value-type="float" office:value="31">
            <text:p>31</text:p>
          </table:table-cell>
          <table:table-cell office:value-type="float" office:value="60.8">
            <text:p>60.8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Ｗ咲夜</text:p>
          </table:table-cell>
          <table:table-cell office:value-type="float" office:value="13">
            <text:p>13</text:p>
          </table:table-cell>
          <table:table-cell office:value-type="float" office:value="51">
            <text:p>51</text:p>
          </table:table-cell>
          <table:table-cell office:value-type="float" office:value="23">
            <text:p>23</text:p>
          </table:table-cell>
          <table:table-cell office:value-type="float" office:value="45.1">
            <text:p>45.1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Ｎサラ</text:p>
          </table:table-cell>
          <table:table-cell office:value-type="float" office:value="14">
            <text:p>14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Ｈミスティア</text:p>
          </table:table-cell>
          <table:table-cell office:value-type="float" office:value="10">
            <text:p>10</text:p>
          </table:table-cell>
          <table:table-cell office:value-type="float" office:value="46">
            <text:p>46</text:p>
          </table:table-cell>
          <table:table-cell office:value-type="float" office:value="23">
            <text:p>23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ＪＫ早苗</text:p>
          </table:table-cell>
          <table:table-cell office:value-type="float" office:value="9">
            <text:p>9</text:p>
          </table:table-cell>
          <table:table-cell office:value-type="float" office:value="45">
            <text:p>45</text:p>
          </table:table-cell>
          <table:table-cell office:value-type="float" office:value="21">
            <text:p>21</text:p>
          </table:table-cell>
          <table:table-cell office:value-type="float" office:value="46.7">
            <text:p>46.7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Ｓ妖夢</text:p>
          </table:table-cell>
          <table:table-cell office:value-type="float" office:value="13">
            <text:p>13</text:p>
          </table:table-cell>
          <table:table-cell office:value-type="float" office:value="45">
            <text:p>45</text:p>
          </table:table-cell>
          <table:table-cell office:value-type="float" office:value="25">
            <text:p>25</text:p>
          </table:table-cell>
          <table:table-cell office:value-type="float" office:value="55.6">
            <text:p>55.6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Ｄエリー</text:p>
          </table:table-cell>
          <table:table-cell office:value-type="float" office:value="9">
            <text:p>9</text:p>
          </table:table-cell>
          <table:table-cell office:value-type="float" office:value="43">
            <text:p>43</text:p>
          </table:table-cell>
          <table:table-cell office:value-type="float" office:value="27">
            <text:p>27</text:p>
          </table:table-cell>
          <table:table-cell office:value-type="float" office:value="62.8">
            <text:p>62.8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呪い子</text:p>
          </table:table-cell>
          <table:table-cell office:value-type="float" office:value="9">
            <text:p>9</text:p>
          </table:table-cell>
          <table:table-cell office:value-type="float" office:value="43">
            <text:p>43</text:p>
          </table:table-cell>
          <table:table-cell office:value-type="float" office:value="25">
            <text:p>25</text:p>
          </table:table-cell>
          <table:table-cell office:value-type="float" office:value="58.1">
            <text:p>58.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Ｄアリス</text:p>
          </table:table-cell>
          <table:table-cell office:value-type="float" office:value="9">
            <text:p>9</text:p>
          </table:table-cell>
          <table:table-cell office:value-type="float" office:value="42">
            <text:p>42</text:p>
          </table:table-cell>
          <table:table-cell office:value-type="float" office:value="23">
            <text:p>23</text:p>
          </table:table-cell>
          <table:table-cell office:value-type="float" office:value="54.8">
            <text:p>54.8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Ｓリグル</text:p>
          </table:table-cell>
          <table:table-cell office:value-type="float" office:value="7">
            <text:p>7</text:p>
          </table:table-cell>
          <table:table-cell office:value-type="float" office:value="41">
            <text:p>41</text:p>
          </table:table-cell>
          <table:table-cell office:value-type="float" office:value="22">
            <text:p>22</text:p>
          </table:table-cell>
          <table:table-cell office:value-type="float" office:value="53.7">
            <text:p>53.7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Ｔフラン</text:p>
          </table:table-cell>
          <table:table-cell office:value-type="float" office:value="10">
            <text:p>10</text:p>
          </table:table-cell>
          <table:table-cell office:value-type="float" office:value="41">
            <text:p>41</text:p>
          </table:table-cell>
          <table:table-cell office:value-type="float" office:value="14">
            <text:p>14</text:p>
          </table:table-cell>
          <table:table-cell office:value-type="float" office:value="34.1">
            <text:p>34.1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Ｄスター</text:p>
          </table:table-cell>
          <table:table-cell office:value-type="float" office:value="12">
            <text:p>12</text:p>
          </table:table-cell>
          <table:table-cell office:value-type="float" office:value="39">
            <text:p>39</text:p>
          </table:table-cell>
          <table:table-cell office:value-type="float" office:value="12">
            <text:p>12</text:p>
          </table:table-cell>
          <table:table-cell office:value-type="float" office:value="30.8">
            <text:p>30.8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Ｄ輝夜</text:p>
          </table:table-cell>
          <table:table-cell office:value-type="float" office:value="9">
            <text:p>9</text:p>
          </table:table-cell>
          <table:table-cell office:value-type="float" office:value="38">
            <text:p>38</text:p>
          </table:table-cell>
          <table:table-cell office:value-type="float" office:value="23">
            <text:p>23</text:p>
          </table:table-cell>
          <table:table-cell office:value-type="float" office:value="60.5">
            <text:p>60.5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る～こと</text:p>
          </table:table-cell>
          <table:table-cell office:value-type="float" office:value="4">
            <text:p>4</text:p>
          </table:table-cell>
          <table:table-cell office:value-type="float" office:value="38">
            <text:p>38</text:p>
          </table:table-cell>
          <table:table-cell office:value-type="float" office:value="17">
            <text:p>17</text:p>
          </table:table-cell>
          <table:table-cell office:value-type="float" office:value="44.7">
            <text:p>44.7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Ａ美鈴</text:p>
          </table:table-cell>
          <table:table-cell office:value-type="float" office:value="8">
            <text:p>8</text:p>
          </table:table-cell>
          <table:table-cell office:value-type="float" office:value="38">
            <text:p>38</text:p>
          </table:table-cell>
          <table:table-cell office:value-type="float" office:value="18">
            <text:p>18</text:p>
          </table:table-cell>
          <table:table-cell office:value-type="float" office:value="47.4">
            <text:p>47.4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Ａ華扇</text:p>
          </table:table-cell>
          <table:table-cell office:value-type="float" office:value="10">
            <text:p>10</text:p>
          </table:table-cell>
          <table:table-cell office:value-type="float" office:value="38">
            <text:p>38</text:p>
          </table:table-cell>
          <table:table-cell office:value-type="float" office:value="19">
            <text:p>19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Ｔ早苗</text:p>
          </table:table-cell>
          <table:table-cell office:value-type="float" office:value="8">
            <text:p>8</text:p>
          </table:table-cell>
          <table:table-cell office:value-type="float" office:value="37">
            <text:p>37</text:p>
          </table:table-cell>
          <table:table-cell office:value-type="float" office:value="22">
            <text:p>22</text:p>
          </table:table-cell>
          <table:table-cell office:value-type="float" office:value="59.5">
            <text:p>59.5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Ｔ紫</text:p>
          </table:table-cell>
          <table:table-cell office:value-type="float" office:value="8">
            <text:p>8</text:p>
          </table:table-cell>
          <table:table-cell office:value-type="float" office:value="36">
            <text:p>36</text:p>
          </table:table-cell>
          <table:table-cell office:value-type="float" office:value="17">
            <text:p>17</text:p>
          </table:table-cell>
          <table:table-cell office:value-type="float" office:value="47.2">
            <text:p>47.2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Ｎ文</text:p>
          </table:table-cell>
          <table:table-cell office:value-type="float" office:value="7">
            <text:p>7</text:p>
          </table:table-cell>
          <table:table-cell office:value-type="float" office:value="35">
            <text:p>35</text:p>
          </table:table-cell>
          <table:table-cell office:value-type="float" office:value="14">
            <text:p>14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ＡＤレティ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office:value-type="float" office:value="18">
            <text:p>18</text:p>
          </table:table-cell>
          <table:table-cell office:value-type="float" office:value="52.9">
            <text:p>52.9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Ｈエレン</text:p>
          </table:table-cell>
          <table:table-cell office:value-type="float" office:value="8">
            <text:p>8</text:p>
          </table:table-cell>
          <table:table-cell office:value-type="float" office:value="34">
            <text:p>34</text:p>
          </table:table-cell>
          <table:table-cell office:value-type="float" office:value="16">
            <text:p>16</text:p>
          </table:table-cell>
          <table:table-cell office:value-type="float" office:value="47.1">
            <text:p>47.1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Ｄ天子</text:p>
          </table:table-cell>
          <table:table-cell office:value-type="float" office:value="6">
            <text:p>6</text:p>
          </table:table-cell>
          <table:table-cell office:value-type="float" office:value="34">
            <text:p>34</text:p>
          </table:table-cell>
          <table:table-cell office:value-type="float" office:value="17">
            <text:p>17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Ｄ萃香</text:p>
          </table:table-cell>
          <table:table-cell office:value-type="float" office:value="6">
            <text:p>6</text:p>
          </table:table-cell>
          <table:table-cell office:value-type="float" office:value="33">
            <text:p>33</text:p>
          </table:table-cell>
          <table:table-cell office:value-type="float" office:value="18">
            <text:p>18</text:p>
          </table:table-cell>
          <table:table-cell office:value-type="float" office:value="54.5">
            <text:p>54.5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Ａパチュリー</text:p>
          </table:table-cell>
          <table:table-cell office:value-type="float" office:value="7">
            <text:p>7</text:p>
          </table:table-cell>
          <table:table-cell office:value-type="float" office:value="32">
            <text:p>32</text:p>
          </table:table-cell>
          <table:table-cell office:value-type="float" office:value="13">
            <text:p>13</text:p>
          </table:table-cell>
          <table:table-cell office:value-type="float" office:value="40.6">
            <text:p>40.6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Ｈさとり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office:value-type="float" office:value="18">
            <text:p>18</text:p>
          </table:table-cell>
          <table:table-cell office:value-type="float" office:value="56.3">
            <text:p>56.3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Ｄパルスィ</text:p>
          </table:table-cell>
          <table:table-cell office:value-type="float" office:value="7">
            <text:p>7</text:p>
          </table:table-cell>
          <table:table-cell office:value-type="float" office:value="31">
            <text:p>31</text:p>
          </table:table-cell>
          <table:table-cell office:value-type="float" office:value="15">
            <text:p>15</text:p>
          </table:table-cell>
          <table:table-cell office:value-type="float" office:value="48.4">
            <text:p>48.4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Ａ大妖精</text:p>
          </table:table-cell>
          <table:table-cell office:value-type="float" office:value="6">
            <text:p>6</text:p>
          </table:table-cell>
          <table:table-cell office:value-type="float" office:value="30">
            <text:p>30</text:p>
          </table:table-cell>
          <table:table-cell office:value-type="float" office:value="14">
            <text:p>14</text:p>
          </table:table-cell>
          <table:table-cell office:value-type="float" office:value="46.7">
            <text:p>46.7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Ｄ永琳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 office:value-type="float" office:value="16">
            <text:p>16</text:p>
          </table:table-cell>
          <table:table-cell office:value-type="float" office:value="55.2">
            <text:p>55.2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ぱるきあ</text:p>
          </table:table-cell>
          <table:table-cell office:value-type="float" office:value="5">
            <text:p>5</text:p>
          </table:table-cell>
          <table:table-cell office:value-type="float" office:value="29">
            <text:p>29</text:p>
          </table:table-cell>
          <table:table-cell office:value-type="float" office:value="18">
            <text:p>18</text:p>
          </table:table-cell>
          <table:table-cell office:value-type="float" office:value="62.1">
            <text:p>62.1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Ｈサニー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office:value-type="float" office:value="10">
            <text:p>10</text:p>
          </table:table-cell>
          <table:table-cell office:value-type="float" office:value="34.5">
            <text:p>34.5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Ｈ大妖精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71.4">
            <text:p>71.4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Ｓ布都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float" office:value="12">
            <text:p>12</text:p>
          </table:table-cell>
          <table:table-cell office:value-type="float" office:value="42.9">
            <text:p>42.9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Ｓレミリア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office:value-type="float" office:value="12">
            <text:p>12</text:p>
          </table:table-cell>
          <table:table-cell office:value-type="float" office:value="42.9">
            <text:p>42.9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ＡＤ橙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float" office:value="17">
            <text:p>17</text:p>
          </table:table-cell>
          <table:table-cell office:value-type="float" office:value="60.7">
            <text:p>60.7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Ｎ屠自古</text:p>
          </table:table-cell>
          <table:table-cell office:value-type="float" office:value="6">
            <text:p>6</text:p>
          </table:table-cell>
          <table:table-cell office:value-type="float" office:value="26">
            <text:p>26</text:p>
          </table:table-cell>
          <table:table-cell office:value-type="float" office:value="13">
            <text:p>13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Ｎ神奈子</text:p>
          </table:table-cell>
          <table:table-cell office:value-type="float" office:value="5">
            <text:p>5</text:p>
          </table:table-cell>
          <table:table-cell office:value-type="float" office:value="26">
            <text:p>26</text:p>
          </table:table-cell>
          <table:table-cell office:value-type="float" office:value="16">
            <text:p>16</text:p>
          </table:table-cell>
          <table:table-cell office:value-type="float" office:value="61.5">
            <text:p>61.5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Ｄ依姫</text:p>
          </table:table-cell>
          <table:table-cell office:value-type="float" office:value="5">
            <text:p>5</text:p>
          </table:table-cell>
          <table:table-cell office:value-type="float" office:value="26">
            <text:p>26</text:p>
          </table:table-cell>
          <table:table-cell office:value-type="float" office:value="15">
            <text:p>15</text:p>
          </table:table-cell>
          <table:table-cell office:value-type="float" office:value="57.7">
            <text:p>57.7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Ｔ夢月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  <table:table-cell office:value-type="float" office:value="38.5">
            <text:p>38.5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Ｔ魔理沙</text:p>
          </table:table-cell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office:value-type="float" office:value="15">
            <text:p>15</text:p>
          </table:table-cell>
          <table:table-cell office:value-type="float" office:value="57.7">
            <text:p>57.7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Ｄ衣玖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office:value-type="float" office:value="13">
            <text:p>13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Ｔさとり</text:p>
          </table:table-cell>
          <table:table-cell office:value-type="float" office:value="7">
            <text:p>7</text:p>
          </table:table-cell>
          <table:table-cell office:value-type="float" office:value="26">
            <text:p>26</text:p>
          </table:table-cell>
          <table:table-cell office:value-type="float" office:value="16">
            <text:p>16</text:p>
          </table:table-cell>
          <table:table-cell office:value-type="float" office:value="61.5">
            <text:p>61.5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Ｎコンガラ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18">
            <text:p>18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Ａ幽香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Ａ天子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11">
            <text:p>11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騒霊三姉妹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14">
            <text:p>14</text:p>
          </table:table-cell>
          <table:table-cell office:value-type="float" office:value="58.3">
            <text:p>58.3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Ｔ藍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Ｎにとり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float" office:value="13">
            <text:p>13</text:p>
          </table:table-cell>
          <table:table-cell office:value-type="float" office:value="54.2">
            <text:p>54.2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Ｔ先代の巫女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7">
            <text:p>7</text:p>
          </table:table-cell>
          <table:table-cell office:value-type="float" office:value="29.2">
            <text:p>29.2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Ｔ星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19">
            <text:p>19</text:p>
          </table:table-cell>
          <table:table-cell office:value-type="float" office:value="79.2">
            <text:p>79.2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ＡＤ鈴仙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43.5">
            <text:p>43.5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Ｔパルスィ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float" office:value="14">
            <text:p>14</text:p>
          </table:table-cell>
          <table:table-cell office:value-type="float" office:value="63.6">
            <text:p>63.6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魔天使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68.2">
            <text:p>68.2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Ｔ勇儀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float" office:value="9">
            <text:p>9</text:p>
          </table:table-cell>
          <table:table-cell office:value-type="float" office:value="42.9">
            <text:p>42.9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Ｄチルノ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 office:value-type="float" office:value="52.4">
            <text:p>52.4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Ｓレティ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Ｈ早苗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Ｎ幽香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Ｓてゐ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Ａ衣玖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Ｄエレン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52.6">
            <text:p>52.6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Ａフラン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36.8">
            <text:p>36.8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Ｈオレンジ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31.6">
            <text:p>31.6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Ｎミスティア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36.8">
            <text:p>36.8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Ａ空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61.1">
            <text:p>61.1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Ｎ神子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Ｔアリス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44.4">
            <text:p>44.4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Ｎパチュリー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Ｄ霊夢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61.1">
            <text:p>61.1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阿求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22.2">
            <text:p>22.2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Ａゴリアテ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29.4">
            <text:p>29.4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Ｔ咲夜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76.5">
            <text:p>76.5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Ｈナズーリン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82.4">
            <text:p>82.4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Ｈルナ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35.3">
            <text:p>35.3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Ｈ慧音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41.2">
            <text:p>41.2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Ａ鈴仙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68.8">
            <text:p>68.8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Ｄにとり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Ｓ幻月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43.8">
            <text:p>43.8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Ｄ小悪魔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Ａ慧音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Ｓフラン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26.7">
            <text:p>26.7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ＨリリーＷ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Ｎ霊夢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46.7">
            <text:p>46.7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ＡＤ美鈴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Ｓマイ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ぎらてぃな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64.3">
            <text:p>64.3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Ｎさとり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57.1">
            <text:p>57.1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Ｈ燐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57.1">
            <text:p>57.1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ＡＤ紫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57.1">
            <text:p>57.1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Ａ神奈子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Ｄレミリア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21.4">
            <text:p>21.4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Ｎ咲夜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64.3">
            <text:p>64.3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Ｎ豊姫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78.6">
            <text:p>78.6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Ｎ天魔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28.6">
            <text:p>28.6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Ｓチルノ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Ｓ天子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69.2">
            <text:p>69.2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Ｔパチュリー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5.4">
            <text:p>15.4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Ｎアリス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53.8">
            <text:p>53.8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Ｄ里香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53.8">
            <text:p>53.8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Ｔヤマメ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30.8">
            <text:p>30.8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Ｎ聖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38.5">
            <text:p>38.5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Ｓ魔理沙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53.8">
            <text:p>53.8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Ｄ芳香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23.1">
            <text:p>23.1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Ｈルイズ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46.2">
            <text:p>46.2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Ｈ村紗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84.6">
            <text:p>84.6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string">
            <text:p>Ｔ映姫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7.7">
            <text:p>7.7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string">
            <text:p>Ｈ神綺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Ａ小傘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41.7">
            <text:p>41.7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string">
            <text:p>Ｄレイラ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string">
            <text:p>Ｔメルラン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58.3">
            <text:p>58.3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string">
            <text:p>Ａサリエル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Ｈメルラン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6.7">
            <text:p>16.7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Ｄキスメ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41.7">
            <text:p>41.7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Ａ夢美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string">
            <text:p>Ｓエリス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63.6">
            <text:p>63.6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string">
            <text:p>Ｓぬえ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72.7">
            <text:p>72.7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string">
            <text:p>Ｄメディスン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63.6">
            <text:p>63.6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Ｔナズーリン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54.5">
            <text:p>54.5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string">
            <text:p>Ｄ早苗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72.7">
            <text:p>72.7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string">
            <text:p>Ｄ妹紅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54.5">
            <text:p>54.5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霖之助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45.5">
            <text:p>45.5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Ｓにとり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9.1">
            <text:p>9.1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string">
            <text:p>Ｅ魔理沙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54.5">
            <text:p>54.5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string">
            <text:p>Ａ先代の巫女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8.2">
            <text:p>18.2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string">
            <text:p>Ｎヤマメ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54.5">
            <text:p>54.5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string">
            <text:p>ＡＤてゐ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54.5">
            <text:p>54.5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string">
            <text:p>Ｈレティ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45.5">
            <text:p>45.5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string">
            <text:p>Ｓ魔梨沙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54.5">
            <text:p>54.5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string">
            <text:p>Ｎ勇儀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string">
            <text:p>Ｔ妖夢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string">
            <text:p>Ｈ雛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string">
            <text:p>Ｎ妹紅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string">
            <text:p>ＡリリーＢ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string">
            <text:p>Ｈ小悪魔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string">
            <text:p>Ｎ明羅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Ｎ星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55.6">
            <text:p>55.6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string">
            <text:p>Ｓ藍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string">
            <text:p>ＡＬＩＣＥ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1.1">
            <text:p>11.1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string">
            <text:p>かいりゅー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string">
            <text:p>Ｎ幽々子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string">
            <text:p>Ａユウカ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87.5">
            <text:p>87.5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string">
            <text:p>れっくうざ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62.5">
            <text:p>62.5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string">
            <text:p>Ｎルナサ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62.5">
            <text:p>62.5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string">
            <text:p>Ｓ小町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37.5">
            <text:p>37.5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string">
            <text:p>Ｈ布都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string">
            <text:p>Ａ映姫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string">
            <text:p>Ｔサニー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37.5">
            <text:p>37.5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string">
            <text:p>Ｎフラン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string">
            <text:p>Ｎチルノ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62.5">
            <text:p>62.5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string">
            <text:p>Ｄ慧音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37.5">
            <text:p>37.5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string">
            <text:p>Ｓ静葉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2.5">
            <text:p>12.5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string">
            <text:p>非想天則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string">
            <text:p>Ｔルナ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2.9">
            <text:p>42.9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string">
            <text:p>Ａ理香子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71.4">
            <text:p>71.4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string">
            <text:p>Ｎ朱鷺子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85.7">
            <text:p>85.7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string">
            <text:p>Ｎメルラン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71.4">
            <text:p>71.4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string">
            <text:p>Ａ豊姫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2.9">
            <text:p>42.9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string">
            <text:p>りざーどん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71.4">
            <text:p>71.4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string">
            <text:p>Ｈスター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2.9">
            <text:p>42.9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string">
            <text:p>Ｔ小悪魔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2.9">
            <text:p>42.9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string">
            <text:p>Ｈちゆり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string">
            <text:p>Ｎ諏訪子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string">
            <text:p>Ｄ映姫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83.3">
            <text:p>83.3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string">
            <text:p>Ｈ青娥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6.7">
            <text:p>16.7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string">
            <text:p>とり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string">
            <text:p>Ｎリグル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string">
            <text:p>Ｄ鈴仙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6.7">
            <text:p>16.7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string">
            <text:p>Ｄ美鈴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string">
            <text:p>ＡＤアリス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6.7">
            <text:p>16.7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string">
            <text:p>Ｔリリカ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6.7">
            <text:p>16.7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string">
            <text:p>Ｓレイセン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6.7">
            <text:p>16.7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string">
            <text:p>ちびオレンジ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string">
            <text:p>Ｎ一輪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string">
            <text:p>Ｓ依姫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string">
            <text:p>Ｓ小傘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string">
            <text:p>Ｎぬえ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string">
            <text:p>Ｄパチュリー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string">
            <text:p>Ｔ美鈴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string">
            <text:p>神玉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string">
            <text:p>Ｔメディスン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string">
            <text:p>Ｓ靈夢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string">
            <text:p>がぶりあす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string">
            <text:p>Ｈ響子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string">
            <text:p>Ｈ萃香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string">
            <text:p>Ｎ村紗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string">
            <text:p>Ｈ永琳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string">
            <text:p>Ａ魔理沙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string">
            <text:p>Ｅルーミア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string">
            <text:p>ＡＤミスティ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string">
            <text:p>Ｓ鈴仙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Ｔキスメ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string">
            <text:p>Ｄ妖夢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string">
            <text:p>Ｎ大妖精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string">
            <text:p>Ｈくるみ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string">
            <text:p>Ｄはたて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string">
            <text:p>らてぃおす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string">
            <text:p>Ａ妖夢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string">
            <text:p>Ｈ小町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string">
            <text:p>Ｈカナ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string">
            <text:p>Ｓ咲夜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string">
            <text:p>Ｈ藍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string">
            <text:p>Ｄ華扇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string">
            <text:p>Ｈメディスン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string">
            <text:p>Ｎこいし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string">
            <text:p>Ａ依姫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string">
            <text:p>Ａ勇儀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string">
            <text:p>Ｓユウカ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string">
            <text:p>ＳリリーＢ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string">
            <text:p>Ｄ諏訪子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string">
            <text:p>Ｎキクリ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string">
            <text:p>Ｔ空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string">
            <text:p>Ｈ衣玖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string">
            <text:p>Ｄ穣子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string">
            <text:p>Ｈルナサ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string">
            <text:p>Ｓこいし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string">
            <text:p>Ｎレティ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string">
            <text:p>Ｔこいし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string">
            <text:p>Ｈ咲夜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string">
            <text:p>Ｄリグル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string">
            <text:p>神玉・陽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string">
            <text:p>ＡＤ藍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string">
            <text:p>ゾンビＦ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string">
            <text:p>Ａ諏訪子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string">
            <text:p>Ｓ空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string">
            <text:p>ＡＤマリサ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string">
            <text:p>Ｄ聖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string">
            <text:p>Ｔ静葉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string">
            <text:p>Ｔルーミア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string">
            <text:p>ぎゃらどす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string">
            <text:p>Ａ紫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string">
            <text:p>伊佐美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string">
            <text:p>Ａ燐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string">
            <text:p>Ｈヤマメ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string">
            <text:p>Ｔルナサ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string">
            <text:p>Ａ妹紅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string">
            <text:p>Ｎ小傘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string">
            <text:p>Ｓアリス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string">
            <text:p>Ａ村紗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string">
            <text:p>Ｓ幽々子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string">
            <text:p>Ａ橙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string">
            <text:p>Ｔミスティア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string">
            <text:p>Ｎ小兎姫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string">
            <text:p>Ｎルナ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string">
            <text:p>ビビット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string">
            <text:p>ＮリリーＷ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string">
            <text:p>しゃんはい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string">
            <text:p>秋姉妹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string">
            <text:p>Ｓ美鈴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string">
            <text:p>Ｄ雛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string">
            <text:p>冴月麟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string">
            <text:p>Ａ輝夜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string">
            <text:p>神玉・陰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string">
            <text:p>Ｎマガン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string">
            <text:p>Ｔありす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</table:table>
      <table:table table:name="第二幕決勝" table:style-name="ta1" table:print="false">
        <office:forms form:automatic-focus="false" form:apply-design-mode="false"/>
        <table:table-column table:style-name="co8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No</text:p>
          </table:table-cell>
          <table:table-cell office:value-type="string">
            <text:p>name</text:p>
          </table:table-cell>
          <table:table-cell office:value-type="string">
            <text:p>user</text:p>
          </table:table-cell>
          <table:table-cell office:value-type="string">
            <text:p>times</text:p>
          </table:table-cell>
          <table:table-cell office:value-type="string">
            <text:p>won</text:p>
          </table:table-cell>
          <table:table-cell office:value-type="string">
            <text:p>perc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Ａ文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ＡＤレティ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Ｓレティ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ぎらてぃな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Ｄ輝夜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騒霊三姉妹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Ｔ鈴仙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Ａ朱鷺子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Ｔ紫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呪い子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Ｎコンガラ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ぱるきあ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Ｓエリス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ＪＫ早苗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Ｄエリー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Ｈ大妖精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Ｈ神綺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Ｈミスティア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Ｄ永琳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Ｄエレン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Ｎサニー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Ｔ早苗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Ｄ依姫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Ａ大妖精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Ｓ天子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Ｎ一輪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Ａ小傘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Ｓぬえ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Ａユウカ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Ｎ屠自古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Ｎアリス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Ｎ勇儀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Ｓ布都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Ｓレミリア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Ｄメディスン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Ｎさとり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Ｔパルスィ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魔天使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ＡＤ紫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Ｓ豊姫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Ｎサラ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Ｎ星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ＡＤチルノ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れっくうざ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Ｄ天子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Ａ華扇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Ｄアリス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Ｓアリス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Ｔパチュリー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Ｔ勇儀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Ａレミリア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ゾンビＦ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Ｔ妖夢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Ｄレイラ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Ｈ早苗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Ｈ燐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Ａゴリアテ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Ｎ神奈子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Ｔナズーリン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Ｄ早苗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Ｈエレン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Ｔ藍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Ｓ依姫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る～こと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Ａ美鈴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Ｄ里香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Ｔ咲夜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Ｔルナ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Ｄ妹紅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Ｔ夢月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Ｔ魔理沙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Ｔヤマメ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輪妖精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Ｄ衣玖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Ｎ聖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Ｈナズーリン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Ｎ村紗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Ｓ魔理沙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Ａ慧音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Ｎスター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Ｄ萃香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Ｔメルラン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Ａパチュリー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霖之助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Ｈちゆり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Ｓリグル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Ｎ文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Ｈ永琳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Ａ鈴仙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Ｓ小傘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Ｓ藍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Ｎルナサ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Ａ理香子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Ａ空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</table:table>
      <table:table table:name="全試合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No</text:p>
          </table:table-cell>
          <table:table-cell office:value-type="string">
            <text:p>name</text:p>
          </table:table-cell>
          <table:table-cell office:value-type="string">
            <text:p>user</text:p>
          </table:table-cell>
          <table:table-cell office:value-type="string">
            <text:p>times</text:p>
          </table:table-cell>
          <table:table-cell office:value-type="string">
            <text:p>won</text:p>
          </table:table-cell>
          <table:table-cell office:value-type="string">
            <text:p>perc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Ｓ文</text:p>
          </table:table-cell>
          <table:table-cell office:value-type="float" office:value="27">
            <text:p>27</text:p>
          </table:table-cell>
          <table:table-cell office:value-type="float" office:value="179">
            <text:p>179</text:p>
          </table:table-cell>
          <table:table-cell office:value-type="float" office:value="76">
            <text:p>76</text:p>
          </table:table-cell>
          <table:table-cell office:value-type="float" office:value="42.5">
            <text:p>42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Ａ文</text:p>
          </table:table-cell>
          <table:table-cell office:value-type="float" office:value="43">
            <text:p>43</text:p>
          </table:table-cell>
          <table:table-cell office:value-type="float" office:value="177">
            <text:p>177</text:p>
          </table:table-cell>
          <table:table-cell office:value-type="float" office:value="81">
            <text:p>81</text:p>
          </table:table-cell>
          <table:table-cell office:value-type="float" office:value="45.8">
            <text:p>45.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Ａ朱鷺子</text:p>
          </table:table-cell>
          <table:table-cell office:value-type="float" office:value="28">
            <text:p>28</text:p>
          </table:table-cell>
          <table:table-cell office:value-type="float" office:value="163">
            <text:p>163</text:p>
          </table:table-cell>
          <table:table-cell office:value-type="float" office:value="88">
            <text:p>88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Ｓ豊姫</text:p>
          </table:table-cell>
          <table:table-cell office:value-type="float" office:value="22">
            <text:p>22</text:p>
          </table:table-cell>
          <table:table-cell office:value-type="float" office:value="140">
            <text:p>140</text:p>
          </table:table-cell>
          <table:table-cell office:value-type="float" office:value="77">
            <text:p>77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Ａレミリア</text:p>
          </table:table-cell>
          <table:table-cell office:value-type="float" office:value="28">
            <text:p>28</text:p>
          </table:table-cell>
          <table:table-cell office:value-type="float" office:value="139">
            <text:p>139</text:p>
          </table:table-cell>
          <table:table-cell office:value-type="float" office:value="81">
            <text:p>81</text:p>
          </table:table-cell>
          <table:table-cell office:value-type="float" office:value="58.3">
            <text:p>58.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Ｈミスティア</text:p>
          </table:table-cell>
          <table:table-cell office:value-type="float" office:value="17">
            <text:p>17</text:p>
          </table:table-cell>
          <table:table-cell office:value-type="float" office:value="117">
            <text:p>117</text:p>
          </table:table-cell>
          <table:table-cell office:value-type="float" office:value="64">
            <text:p>64</text:p>
          </table:table-cell>
          <table:table-cell office:value-type="float" office:value="54.7">
            <text:p>54.7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Ｎスター</text:p>
          </table:table-cell>
          <table:table-cell office:value-type="float" office:value="16">
            <text:p>16</text:p>
          </table:table-cell>
          <table:table-cell office:value-type="float" office:value="117">
            <text:p>117</text:p>
          </table:table-cell>
          <table:table-cell office:value-type="float" office:value="63">
            <text:p>63</text:p>
          </table:table-cell>
          <table:table-cell office:value-type="float" office:value="53.8">
            <text:p>53.8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Ｎサラ</text:p>
          </table:table-cell>
          <table:table-cell office:value-type="float" office:value="23">
            <text:p>23</text:p>
          </table:table-cell>
          <table:table-cell office:value-type="float" office:value="116">
            <text:p>116</text:p>
          </table:table-cell>
          <table:table-cell office:value-type="float" office:value="57">
            <text:p>57</text:p>
          </table:table-cell>
          <table:table-cell office:value-type="float" office:value="49.1">
            <text:p>49.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ＡＤチルノ</text:p>
          </table:table-cell>
          <table:table-cell office:value-type="float" office:value="11">
            <text:p>11</text:p>
          </table:table-cell>
          <table:table-cell office:value-type="float" office:value="115">
            <text:p>115</text:p>
          </table:table-cell>
          <table:table-cell office:value-type="float" office:value="51">
            <text:p>51</text:p>
          </table:table-cell>
          <table:table-cell office:value-type="float" office:value="44.3">
            <text:p>44.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Ｔ鈴仙</text:p>
          </table:table-cell>
          <table:table-cell office:value-type="float" office:value="24">
            <text:p>24</text:p>
          </table:table-cell>
          <table:table-cell office:value-type="float" office:value="113">
            <text:p>113</text:p>
          </table:table-cell>
          <table:table-cell office:value-type="float" office:value="60">
            <text:p>60</text:p>
          </table:table-cell>
          <table:table-cell office:value-type="float" office:value="53.1">
            <text:p>53.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Ｎサニー</text:p>
          </table:table-cell>
          <table:table-cell office:value-type="float" office:value="21">
            <text:p>21</text:p>
          </table:table-cell>
          <table:table-cell office:value-type="float" office:value="109">
            <text:p>109</text:p>
          </table:table-cell>
          <table:table-cell office:value-type="float" office:value="57">
            <text:p>57</text:p>
          </table:table-cell>
          <table:table-cell office:value-type="float" office:value="52.3">
            <text:p>52.3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Ｄスター</text:p>
          </table:table-cell>
          <table:table-cell office:value-type="float" office:value="21">
            <text:p>21</text:p>
          </table:table-cell>
          <table:table-cell office:value-type="float" office:value="106">
            <text:p>106</text:p>
          </table:table-cell>
          <table:table-cell office:value-type="float" office:value="35">
            <text:p>35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Ｈエレン</text:p>
          </table:table-cell>
          <table:table-cell office:value-type="float" office:value="14">
            <text:p>14</text:p>
          </table:table-cell>
          <table:table-cell office:value-type="float" office:value="101">
            <text:p>101</text:p>
          </table:table-cell>
          <table:table-cell office:value-type="float" office:value="32">
            <text:p>32</text:p>
          </table:table-cell>
          <table:table-cell office:value-type="float" office:value="31.7">
            <text:p>31.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ＡＤ妹紅</text:p>
          </table:table-cell>
          <table:table-cell office:value-type="float" office:value="16">
            <text:p>16</text:p>
          </table:table-cell>
          <table:table-cell office:value-type="float" office:value="96">
            <text:p>96</text:p>
          </table:table-cell>
          <table:table-cell office:value-type="float" office:value="51">
            <text:p>51</text:p>
          </table:table-cell>
          <table:table-cell office:value-type="float" office:value="53.1">
            <text:p>53.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ＪＫ早苗</text:p>
          </table:table-cell>
          <table:table-cell office:value-type="float" office:value="16">
            <text:p>16</text:p>
          </table:table-cell>
          <table:table-cell office:value-type="float" office:value="95">
            <text:p>95</text:p>
          </table:table-cell>
          <table:table-cell office:value-type="float" office:value="45">
            <text:p>45</text:p>
          </table:table-cell>
          <table:table-cell office:value-type="float" office:value="47.4">
            <text:p>47.4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輪妖精</text:p>
          </table:table-cell>
          <table:table-cell office:value-type="float" office:value="17">
            <text:p>17</text:p>
          </table:table-cell>
          <table:table-cell office:value-type="float" office:value="92">
            <text:p>92</text:p>
          </table:table-cell>
          <table:table-cell office:value-type="float" office:value="39">
            <text:p>39</text:p>
          </table:table-cell>
          <table:table-cell office:value-type="float" office:value="42.4">
            <text:p>42.4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Ｈさとり</text:p>
          </table:table-cell>
          <table:table-cell office:value-type="float" office:value="15">
            <text:p>15</text:p>
          </table:table-cell>
          <table:table-cell office:value-type="float" office:value="89">
            <text:p>89</text:p>
          </table:table-cell>
          <table:table-cell office:value-type="float" office:value="55">
            <text:p>55</text:p>
          </table:table-cell>
          <table:table-cell office:value-type="float" office:value="61.8">
            <text:p>61.8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Ｄアリス</text:p>
          </table:table-cell>
          <table:table-cell office:value-type="float" office:value="16">
            <text:p>16</text:p>
          </table:table-cell>
          <table:table-cell office:value-type="float" office:value="89">
            <text:p>89</text:p>
          </table:table-cell>
          <table:table-cell office:value-type="float" office:value="53">
            <text:p>53</text:p>
          </table:table-cell>
          <table:table-cell office:value-type="float" office:value="59.6">
            <text:p>59.6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Ｄ輝夜</text:p>
          </table:table-cell>
          <table:table-cell office:value-type="float" office:value="12">
            <text:p>12</text:p>
          </table:table-cell>
          <table:table-cell office:value-type="float" office:value="86">
            <text:p>86</text:p>
          </table:table-cell>
          <table:table-cell office:value-type="float" office:value="54">
            <text:p>54</text:p>
          </table:table-cell>
          <table:table-cell office:value-type="float" office:value="62.8">
            <text:p>62.8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Ｄエリー</text:p>
          </table:table-cell>
          <table:table-cell office:value-type="float" office:value="14">
            <text:p>14</text:p>
          </table:table-cell>
          <table:table-cell office:value-type="float" office:value="83">
            <text:p>83</text:p>
          </table:table-cell>
          <table:table-cell office:value-type="float" office:value="53">
            <text:p>53</text:p>
          </table:table-cell>
          <table:table-cell office:value-type="float" office:value="63.9">
            <text:p>63.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Ｔフラン</text:p>
          </table:table-cell>
          <table:table-cell office:value-type="float" office:value="21">
            <text:p>21</text:p>
          </table:table-cell>
          <table:table-cell office:value-type="float" office:value="81">
            <text:p>81</text:p>
          </table:table-cell>
          <table:table-cell office:value-type="float" office:value="26">
            <text:p>26</text:p>
          </table:table-cell>
          <table:table-cell office:value-type="float" office:value="32.1">
            <text:p>32.1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Ｓ妖夢</text:p>
          </table:table-cell>
          <table:table-cell office:value-type="float" office:value="21">
            <text:p>21</text:p>
          </table:table-cell>
          <table:table-cell office:value-type="float" office:value="81">
            <text:p>81</text:p>
          </table:table-cell>
          <table:table-cell office:value-type="float" office:value="44">
            <text:p>44</text:p>
          </table:table-cell>
          <table:table-cell office:value-type="float" office:value="54.3">
            <text:p>54.3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Ａ華扇</text:p>
          </table:table-cell>
          <table:table-cell office:value-type="float" office:value="16">
            <text:p>16</text:p>
          </table:table-cell>
          <table:table-cell office:value-type="float" office:value="79">
            <text:p>79</text:p>
          </table:table-cell>
          <table:table-cell office:value-type="float" office:value="48">
            <text:p>48</text:p>
          </table:table-cell>
          <table:table-cell office:value-type="float" office:value="60.8">
            <text:p>60.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呪い子</text:p>
          </table:table-cell>
          <table:table-cell office:value-type="float" office:value="13">
            <text:p>13</text:p>
          </table:table-cell>
          <table:table-cell office:value-type="float" office:value="77">
            <text:p>77</text:p>
          </table:table-cell>
          <table:table-cell office:value-type="float" office:value="44">
            <text:p>44</text:p>
          </table:table-cell>
          <table:table-cell office:value-type="float" office:value="57.1">
            <text:p>57.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Ｄ萃香</text:p>
          </table:table-cell>
          <table:table-cell office:value-type="float" office:value="10">
            <text:p>10</text:p>
          </table:table-cell>
          <table:table-cell office:value-type="float" office:value="76">
            <text:p>76</text:p>
          </table:table-cell>
          <table:table-cell office:value-type="float" office:value="48">
            <text:p>48</text:p>
          </table:table-cell>
          <table:table-cell office:value-type="float" office:value="63.2">
            <text:p>63.2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Ｔさとり</text:p>
          </table:table-cell>
          <table:table-cell office:value-type="float" office:value="15">
            <text:p>15</text:p>
          </table:table-cell>
          <table:table-cell office:value-type="float" office:value="76">
            <text:p>76</text:p>
          </table:table-cell>
          <table:table-cell office:value-type="float" office:value="35">
            <text:p>35</text:p>
          </table:table-cell>
          <table:table-cell office:value-type="float" office:value="46.1">
            <text:p>46.1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Ａ美鈴</text:p>
          </table:table-cell>
          <table:table-cell office:value-type="float" office:value="11">
            <text:p>11</text:p>
          </table:table-cell>
          <table:table-cell office:value-type="float" office:value="74">
            <text:p>74</text:p>
          </table:table-cell>
          <table:table-cell office:value-type="float" office:value="37">
            <text:p>37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Ｗ咲夜</text:p>
          </table:table-cell>
          <table:table-cell office:value-type="float" office:value="16">
            <text:p>16</text:p>
          </table:table-cell>
          <table:table-cell office:value-type="float" office:value="74">
            <text:p>74</text:p>
          </table:table-cell>
          <table:table-cell office:value-type="float" office:value="37">
            <text:p>37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Ｔ紫</text:p>
          </table:table-cell>
          <table:table-cell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27">
            <text:p>27</text:p>
          </table:table-cell>
          <table:table-cell office:value-type="float" office:value="37.5">
            <text:p>37.5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Ｄ永琳</text:p>
          </table:table-cell>
          <table:table-cell office:value-type="float" office:value="14">
            <text:p>14</text:p>
          </table:table-cell>
          <table:table-cell office:value-type="float" office:value="70">
            <text:p>70</text:p>
          </table:table-cell>
          <table:table-cell office:value-type="float" office:value="39">
            <text:p>39</text:p>
          </table:table-cell>
          <table:table-cell office:value-type="float" office:value="55.7">
            <text:p>55.7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Ｔ夢月</text:p>
          </table:table-cell>
          <table:table-cell office:value-type="float" office:value="17">
            <text:p>17</text:p>
          </table:table-cell>
          <table:table-cell office:value-type="float" office:value="64">
            <text:p>64</text:p>
          </table:table-cell>
          <table:table-cell office:value-type="float" office:value="25">
            <text:p>25</text:p>
          </table:table-cell>
          <table:table-cell office:value-type="float" office:value="39.1">
            <text:p>39.1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Ｔ星</text:p>
          </table:table-cell>
          <table:table-cell office:value-type="float" office:value="15">
            <text:p>15</text:p>
          </table:table-cell>
          <table:table-cell office:value-type="float" office:value="62">
            <text:p>62</text:p>
          </table:table-cell>
          <table:table-cell office:value-type="float" office:value="46">
            <text:p>46</text:p>
          </table:table-cell>
          <table:table-cell office:value-type="float" office:value="74.2">
            <text:p>74.2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騒霊三姉妹</text:p>
          </table:table-cell>
          <table:table-cell office:value-type="float" office:value="9">
            <text:p>9</text:p>
          </table:table-cell>
          <table:table-cell office:value-type="float" office:value="62">
            <text:p>62</text:p>
          </table:table-cell>
          <table:table-cell office:value-type="float" office:value="28">
            <text:p>28</text:p>
          </table:table-cell>
          <table:table-cell office:value-type="float" office:value="45.2">
            <text:p>45.2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Ｄ衣玖</text:p>
          </table:table-cell>
          <table:table-cell office:value-type="float" office:value="13">
            <text:p>13</text:p>
          </table:table-cell>
          <table:table-cell office:value-type="float" office:value="60">
            <text:p>60</text:p>
          </table:table-cell>
          <table:table-cell office:value-type="float" office:value="33">
            <text:p>33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る～こと</text:p>
          </table:table-cell>
          <table:table-cell office:value-type="float" office:value="7">
            <text:p>7</text:p>
          </table:table-cell>
          <table:table-cell office:value-type="float" office:value="60">
            <text:p>60</text:p>
          </table:table-cell>
          <table:table-cell office:value-type="float" office:value="31">
            <text:p>31</text:p>
          </table:table-cell>
          <table:table-cell office:value-type="float" office:value="51.7">
            <text:p>51.7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Ｈ大妖精</text:p>
          </table:table-cell>
          <table:table-cell office:value-type="float" office:value="12">
            <text:p>12</text:p>
          </table:table-cell>
          <table:table-cell office:value-type="float" office:value="58">
            <text:p>58</text:p>
          </table:table-cell>
          <table:table-cell office:value-type="float" office:value="37">
            <text:p>37</text:p>
          </table:table-cell>
          <table:table-cell office:value-type="float" office:value="63.8">
            <text:p>63.8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Ｎ屠自古</text:p>
          </table:table-cell>
          <table:table-cell office:value-type="float" office:value="10">
            <text:p>10</text:p>
          </table:table-cell>
          <table:table-cell office:value-type="float" office:value="58">
            <text:p>58</text:p>
          </table:table-cell>
          <table:table-cell office:value-type="float" office:value="30">
            <text:p>30</text:p>
          </table:table-cell>
          <table:table-cell office:value-type="float" office:value="51.7">
            <text:p>51.7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ＡＤ橙</text:p>
          </table:table-cell>
          <table:table-cell office:value-type="float" office:value="6">
            <text:p>6</text:p>
          </table:table-cell>
          <table:table-cell office:value-type="float" office:value="58">
            <text:p>58</text:p>
          </table:table-cell>
          <table:table-cell office:value-type="float" office:value="34">
            <text:p>34</text:p>
          </table:table-cell>
          <table:table-cell office:value-type="float" office:value="58.6">
            <text:p>58.6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ぱるきあ</text:p>
          </table:table-cell>
          <table:table-cell office:value-type="float" office:value="6">
            <text:p>6</text:p>
          </table:table-cell>
          <table:table-cell office:value-type="float" office:value="58">
            <text:p>58</text:p>
          </table:table-cell>
          <table:table-cell office:value-type="float" office:value="29">
            <text:p>29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ＡＤレティ</text:p>
          </table:table-cell>
          <table:table-cell office:value-type="float" office:value="11">
            <text:p>11</text:p>
          </table:table-cell>
          <table:table-cell office:value-type="float" office:value="57">
            <text:p>57</text:p>
          </table:table-cell>
          <table:table-cell office:value-type="float" office:value="32">
            <text:p>32</text:p>
          </table:table-cell>
          <table:table-cell office:value-type="float" office:value="56.1">
            <text:p>56.1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ぎらてぃな</text:p>
          </table:table-cell>
          <table:table-cell office:value-type="float" office:value="11">
            <text:p>11</text:p>
          </table:table-cell>
          <table:table-cell office:value-type="float" office:value="57">
            <text:p>57</text:p>
          </table:table-cell>
          <table:table-cell office:value-type="float" office:value="35">
            <text:p>35</text:p>
          </table:table-cell>
          <table:table-cell office:value-type="float" office:value="61.4">
            <text:p>61.4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Ｔ早苗</text:p>
          </table:table-cell>
          <table:table-cell office:value-type="float" office:value="13">
            <text:p>13</text:p>
          </table:table-cell>
          <table:table-cell office:value-type="float" office:value="57">
            <text:p>57</text:p>
          </table:table-cell>
          <table:table-cell office:value-type="float" office:value="35">
            <text:p>35</text:p>
          </table:table-cell>
          <table:table-cell office:value-type="float" office:value="61.4">
            <text:p>61.4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Ｓリグル</text:p>
          </table:table-cell>
          <table:table-cell office:value-type="float" office:value="9">
            <text:p>9</text:p>
          </table:table-cell>
          <table:table-cell office:value-type="float" office:value="57">
            <text:p>57</text:p>
          </table:table-cell>
          <table:table-cell office:value-type="float" office:value="30">
            <text:p>30</text:p>
          </table:table-cell>
          <table:table-cell office:value-type="float" office:value="52.6">
            <text:p>52.6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Ａパチュリー</text:p>
          </table:table-cell>
          <table:table-cell office:value-type="float" office:value="8">
            <text:p>8</text:p>
          </table:table-cell>
          <table:table-cell office:value-type="float" office:value="57">
            <text:p>57</text:p>
          </table:table-cell>
          <table:table-cell office:value-type="float" office:value="22">
            <text:p>22</text:p>
          </table:table-cell>
          <table:table-cell office:value-type="float" office:value="38.6">
            <text:p>38.6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Ｎ文</text:p>
          </table:table-cell>
          <table:table-cell office:value-type="float" office:value="11">
            <text:p>11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53.7">
            <text:p>53.7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Ａ大妖精</text:p>
          </table:table-cell>
          <table:table-cell office:value-type="float" office:value="9">
            <text:p>9</text:p>
          </table:table-cell>
          <table:table-cell office:value-type="float" office:value="52">
            <text:p>52</text:p>
          </table:table-cell>
          <table:table-cell office:value-type="float" office:value="22">
            <text:p>22</text:p>
          </table:table-cell>
          <table:table-cell office:value-type="float" office:value="42.3">
            <text:p>42.3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Ｄパルスィ</text:p>
          </table:table-cell>
          <table:table-cell office:value-type="float" office:value="8">
            <text:p>8</text:p>
          </table:table-cell>
          <table:table-cell office:value-type="float" office:value="52">
            <text:p>52</text:p>
          </table:table-cell>
          <table:table-cell office:value-type="float" office:value="29">
            <text:p>29</text:p>
          </table:table-cell>
          <table:table-cell office:value-type="float" office:value="55.8">
            <text:p>55.8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魔天使</text:p>
          </table:table-cell>
          <table:table-cell office:value-type="float" office:value="9">
            <text:p>9</text:p>
          </table:table-cell>
          <table:table-cell office:value-type="float" office:value="51">
            <text:p>51</text:p>
          </table:table-cell>
          <table:table-cell office:value-type="float" office:value="31">
            <text:p>31</text:p>
          </table:table-cell>
          <table:table-cell office:value-type="float" office:value="60.8">
            <text:p>60.8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Ｓ魔理沙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Ｔ藍</text:p>
          </table:table-cell>
          <table:table-cell office:value-type="float" office:value="11">
            <text:p>11</text:p>
          </table:table-cell>
          <table:table-cell office:value-type="float" office:value="50">
            <text:p>50</text:p>
          </table:table-cell>
          <table:table-cell office:value-type="float" office:value="28">
            <text:p>28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Ｎ幽香</text:p>
          </table:table-cell>
          <table:table-cell office:value-type="float" office:value="11">
            <text:p>11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Ｄ依姫</text:p>
          </table:table-cell>
          <table:table-cell office:value-type="float" office:value="8">
            <text:p>8</text:p>
          </table:table-cell>
          <table:table-cell office:value-type="float" office:value="49">
            <text:p>49</text:p>
          </table:table-cell>
          <table:table-cell office:value-type="float" office:value="30">
            <text:p>30</text:p>
          </table:table-cell>
          <table:table-cell office:value-type="float" office:value="61.2">
            <text:p>61.2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Ａ鈴仙</text:p>
          </table:table-cell>
          <table:table-cell office:value-type="float" office:value="12">
            <text:p>12</text:p>
          </table:table-cell>
          <table:table-cell office:value-type="float" office:value="48">
            <text:p>48</text:p>
          </table:table-cell>
          <table:table-cell office:value-type="float" office:value="25">
            <text:p>25</text:p>
          </table:table-cell>
          <table:table-cell office:value-type="float" office:value="52.1">
            <text:p>52.1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阿求</text:p>
          </table:table-cell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office:value-type="float" office:value="13">
            <text:p>13</text:p>
          </table:table-cell>
          <table:table-cell office:value-type="float" office:value="27.1">
            <text:p>27.1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Ｈサニー</text:p>
          </table:table-cell>
          <table:table-cell office:value-type="float" office:value="12">
            <text:p>12</text:p>
          </table:table-cell>
          <table:table-cell office:value-type="float" office:value="47">
            <text:p>47</text:p>
          </table:table-cell>
          <table:table-cell office:value-type="float" office:value="19">
            <text:p>19</text:p>
          </table:table-cell>
          <table:table-cell office:value-type="float" office:value="40.4">
            <text:p>40.4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Ｎ朱鷺子</text:p>
          </table:table-cell>
          <table:table-cell office:value-type="float" office:value="7">
            <text:p>7</text:p>
          </table:table-cell>
          <table:table-cell office:value-type="float" office:value="47">
            <text:p>47</text:p>
          </table:table-cell>
          <table:table-cell office:value-type="float" office:value="35">
            <text:p>35</text:p>
          </table:table-cell>
          <table:table-cell office:value-type="float" office:value="74.5">
            <text:p>74.5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Ｔ先代の巫女</text:p>
          </table:table-cell>
          <table:table-cell office:value-type="float" office:value="10">
            <text:p>10</text:p>
          </table:table-cell>
          <table:table-cell office:value-type="float" office:value="47">
            <text:p>47</text:p>
          </table:table-cell>
          <table:table-cell office:value-type="float" office:value="18">
            <text:p>18</text:p>
          </table:table-cell>
          <table:table-cell office:value-type="float" office:value="38.3">
            <text:p>38.3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Ｄ天子</text:p>
          </table:table-cell>
          <table:table-cell office:value-type="float" office:value="11">
            <text:p>11</text:p>
          </table:table-cell>
          <table:table-cell office:value-type="float" office:value="47">
            <text:p>47</text:p>
          </table:table-cell>
          <table:table-cell office:value-type="float" office:value="21">
            <text:p>21</text:p>
          </table:table-cell>
          <table:table-cell office:value-type="float" office:value="44.7">
            <text:p>44.7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Ｈ早苗</text:p>
          </table:table-cell>
          <table:table-cell office:value-type="float" office:value="10">
            <text:p>10</text:p>
          </table:table-cell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office:value-type="float" office:value="51.1">
            <text:p>51.1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Ｎ神奈子</text:p>
          </table:table-cell>
          <table:table-cell office:value-type="float" office:value="6">
            <text:p>6</text:p>
          </table:table-cell>
          <table:table-cell office:value-type="float" office:value="46">
            <text:p>46</text:p>
          </table:table-cell>
          <table:table-cell office:value-type="float" office:value="25">
            <text:p>25</text:p>
          </table:table-cell>
          <table:table-cell office:value-type="float" office:value="54.3">
            <text:p>54.3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Ａ天子</text:p>
          </table:table-cell>
          <table:table-cell office:value-type="float" office:value="11">
            <text:p>11</text:p>
          </table:table-cell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37.8">
            <text:p>37.8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Ａゴリアテ</text:p>
          </table:table-cell>
          <table:table-cell office:value-type="float" office:value="9">
            <text:p>9</text:p>
          </table:table-cell>
          <table:table-cell office:value-type="float" office:value="45">
            <text:p>45</text:p>
          </table:table-cell>
          <table:table-cell office:value-type="float" office:value="13">
            <text:p>13</text:p>
          </table:table-cell>
          <table:table-cell office:value-type="float" office:value="28.9">
            <text:p>28.9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Ｄチルノ</text:p>
          </table:table-cell>
          <table:table-cell office:value-type="float" office:value="7">
            <text:p>7</text:p>
          </table:table-cell>
          <table:table-cell office:value-type="float" office:value="45">
            <text:p>45</text:p>
          </table:table-cell>
          <table:table-cell office:value-type="float" office:value="24">
            <text:p>24</text:p>
          </table:table-cell>
          <table:table-cell office:value-type="float" office:value="53.3">
            <text:p>53.3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Ｓマイ</text:p>
          </table:table-cell>
          <table:table-cell office:value-type="float" office:value="10">
            <text:p>10</text:p>
          </table:table-cell>
          <table:table-cell office:value-type="float" office:value="44">
            <text:p>44</text:p>
          </table:table-cell>
          <table:table-cell office:value-type="float" office:value="19">
            <text:p>19</text:p>
          </table:table-cell>
          <table:table-cell office:value-type="float" office:value="43.2">
            <text:p>43.2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Ｓレミリア</text:p>
          </table:table-cell>
          <table:table-cell office:value-type="float" office:value="13">
            <text:p>13</text:p>
          </table:table-cell>
          <table:table-cell office:value-type="float" office:value="44">
            <text:p>44</text:p>
          </table:table-cell>
          <table:table-cell office:value-type="float" office:value="19">
            <text:p>19</text:p>
          </table:table-cell>
          <table:table-cell office:value-type="float" office:value="43.2">
            <text:p>43.2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Ａ幽香</text:p>
          </table:table-cell>
          <table:table-cell office:value-type="float" office:value="7">
            <text:p>7</text:p>
          </table:table-cell>
          <table:table-cell office:value-type="float" office:value="44">
            <text:p>44</text:p>
          </table:table-cell>
          <table:table-cell office:value-type="float" office:value="25">
            <text:p>25</text:p>
          </table:table-cell>
          <table:table-cell office:value-type="float" office:value="56.8">
            <text:p>56.8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Ｔヤマメ</text:p>
          </table:table-cell>
          <table:table-cell office:value-type="float" office:value="9">
            <text:p>9</text:p>
          </table:table-cell>
          <table:table-cell office:value-type="float" office:value="43">
            <text:p>43</text:p>
          </table:table-cell>
          <table:table-cell office:value-type="float" office:value="23">
            <text:p>23</text:p>
          </table:table-cell>
          <table:table-cell office:value-type="float" office:value="53.5">
            <text:p>53.5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Ｎさとり</text:p>
          </table:table-cell>
          <table:table-cell office:value-type="float" office:value="5">
            <text:p>5</text:p>
          </table:table-cell>
          <table:table-cell office:value-type="float" office:value="43">
            <text:p>43</text:p>
          </table:table-cell>
          <table:table-cell office:value-type="float" office:value="18">
            <text:p>18</text:p>
          </table:table-cell>
          <table:table-cell office:value-type="float" office:value="41.9">
            <text:p>41.9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Ｎにとり</text:p>
          </table:table-cell>
          <table:table-cell office:value-type="float" office:value="9">
            <text:p>9</text:p>
          </table:table-cell>
          <table:table-cell office:value-type="float" office:value="42">
            <text:p>42</text:p>
          </table:table-cell>
          <table:table-cell office:value-type="float" office:value="21">
            <text:p>2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Ａ空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float" office:value="21">
            <text:p>2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Ｈ村紗</text:p>
          </table:table-cell>
          <table:table-cell office:value-type="float" office:value="8">
            <text:p>8</text:p>
          </table:table-cell>
          <table:table-cell office:value-type="float" office:value="41">
            <text:p>41</text:p>
          </table:table-cell>
          <table:table-cell office:value-type="float" office:value="32">
            <text:p>32</text:p>
          </table:table-cell>
          <table:table-cell office:value-type="float" office:value="78">
            <text:p>78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Ｓてゐ</text:p>
          </table:table-cell>
          <table:table-cell office:value-type="float" office:value="4">
            <text:p>4</text:p>
          </table:table-cell>
          <table:table-cell office:value-type="float" office:value="40">
            <text:p>40</text:p>
          </table:table-cell>
          <table:table-cell office:value-type="float" office:value="26">
            <text:p>26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Ｓ布都</text:p>
          </table:table-cell>
          <table:table-cell office:value-type="float" office:value="9">
            <text:p>9</text:p>
          </table:table-cell>
          <table:table-cell office:value-type="float" office:value="40">
            <text:p>40</text:p>
          </table:table-cell>
          <table:table-cell office:value-type="float" office:value="21">
            <text:p>21</text:p>
          </table:table-cell>
          <table:table-cell office:value-type="float" office:value="52.5">
            <text:p>52.5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Ｎコンガラ</text:p>
          </table:table-cell>
          <table:table-cell office:value-type="float" office:value="7">
            <text:p>7</text:p>
          </table:table-cell>
          <table:table-cell office:value-type="float" office:value="39">
            <text:p>39</text:p>
          </table:table-cell>
          <table:table-cell office:value-type="float" office:value="27">
            <text:p>27</text:p>
          </table:table-cell>
          <table:table-cell office:value-type="float" office:value="69.2">
            <text:p>69.2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Ｓ幻月</text:p>
          </table:table-cell>
          <table:table-cell office:value-type="float" office:value="7">
            <text:p>7</text:p>
          </table:table-cell>
          <table:table-cell office:value-type="float" office:value="38">
            <text:p>38</text:p>
          </table:table-cell>
          <table:table-cell office:value-type="float" office:value="17">
            <text:p>17</text:p>
          </table:table-cell>
          <table:table-cell office:value-type="float" office:value="44.7">
            <text:p>44.7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Ｈオレンジ</text:p>
          </table:table-cell>
          <table:table-cell office:value-type="float" office:value="7">
            <text:p>7</text:p>
          </table:table-cell>
          <table:table-cell office:value-type="float" office:value="38">
            <text:p>38</text:p>
          </table:table-cell>
          <table:table-cell office:value-type="float" office:value="14">
            <text:p>14</text:p>
          </table:table-cell>
          <table:table-cell office:value-type="float" office:value="36.8">
            <text:p>36.8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Ｅ魔理沙</text:p>
          </table:table-cell>
          <table:table-cell office:value-type="float" office:value="6">
            <text:p>6</text:p>
          </table:table-cell>
          <table:table-cell office:value-type="float" office:value="37">
            <text:p>37</text:p>
          </table:table-cell>
          <table:table-cell office:value-type="float" office:value="22">
            <text:p>22</text:p>
          </table:table-cell>
          <table:table-cell office:value-type="float" office:value="59.5">
            <text:p>59.5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Ｎルナサ</text:p>
          </table:table-cell>
          <table:table-cell office:value-type="float" office:value="6">
            <text:p>6</text:p>
          </table:table-cell>
          <table:table-cell office:value-type="float" office:value="37">
            <text:p>37</text:p>
          </table:table-cell>
          <table:table-cell office:value-type="float" office:value="23">
            <text:p>23</text:p>
          </table:table-cell>
          <table:table-cell office:value-type="float" office:value="62.2">
            <text:p>62.2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Ｔ魔理沙</text:p>
          </table:table-cell>
          <table:table-cell office:value-type="float" office:value="7">
            <text:p>7</text:p>
          </table:table-cell>
          <table:table-cell office:value-type="float" office:value="37">
            <text:p>37</text:p>
          </table:table-cell>
          <table:table-cell office:value-type="float" office:value="20">
            <text:p>20</text:p>
          </table:table-cell>
          <table:table-cell office:value-type="float" office:value="54.1">
            <text:p>54.1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Ｈ慧音</text:p>
          </table:table-cell>
          <table:table-cell office:value-type="float" office:value="4">
            <text:p>4</text:p>
          </table:table-cell>
          <table:table-cell office:value-type="float" office:value="37">
            <text:p>37</text:p>
          </table:table-cell>
          <table:table-cell office:value-type="float" office:value="16">
            <text:p>16</text:p>
          </table:table-cell>
          <table:table-cell office:value-type="float" office:value="43.2">
            <text:p>43.2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Ｓチルノ</text:p>
          </table:table-cell>
          <table:table-cell office:value-type="float" office:value="4">
            <text:p>4</text:p>
          </table:table-cell>
          <table:table-cell office:value-type="float" office:value="37">
            <text:p>37</text:p>
          </table:table-cell>
          <table:table-cell office:value-type="float" office:value="18">
            <text:p>18</text:p>
          </table:table-cell>
          <table:table-cell office:value-type="float" office:value="48.6">
            <text:p>48.6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Ｎパチュリー</text:p>
          </table:table-cell>
          <table:table-cell office:value-type="float" office:value="7">
            <text:p>7</text:p>
          </table:table-cell>
          <table:table-cell office:value-type="float" office:value="37">
            <text:p>37</text:p>
          </table:table-cell>
          <table:table-cell office:value-type="float" office:value="12">
            <text:p>12</text:p>
          </table:table-cell>
          <table:table-cell office:value-type="float" office:value="32.4">
            <text:p>32.4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ＡＤ美鈴</text:p>
          </table:table-cell>
          <table:table-cell office:value-type="float" office:value="5">
            <text:p>5</text:p>
          </table:table-cell>
          <table:table-cell office:value-type="float" office:value="36">
            <text:p>36</text:p>
          </table:table-cell>
          <table:table-cell office:value-type="float" office:value="19">
            <text:p>19</text:p>
          </table:table-cell>
          <table:table-cell office:value-type="float" office:value="52.8">
            <text:p>52.8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Ｔ勇儀</text:p>
          </table:table-cell>
          <table:table-cell office:value-type="float" office:value="7">
            <text:p>7</text:p>
          </table:table-cell>
          <table:table-cell office:value-type="float" office:value="36">
            <text:p>36</text:p>
          </table:table-cell>
          <table:table-cell office:value-type="float" office:value="16">
            <text:p>16</text:p>
          </table:table-cell>
          <table:table-cell office:value-type="float" office:value="44.4">
            <text:p>44.4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Ｎ天魔</text:p>
          </table:table-cell>
          <table:table-cell office:value-type="float" office:value="7">
            <text:p>7</text:p>
          </table:table-cell>
          <table:table-cell office:value-type="float" office:value="36">
            <text:p>36</text:p>
          </table:table-cell>
          <table:table-cell office:value-type="float" office:value="11">
            <text:p>11</text:p>
          </table:table-cell>
          <table:table-cell office:value-type="float" office:value="30.6">
            <text:p>30.6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Ｄ小悪魔</text:p>
          </table:table-cell>
          <table:table-cell office:value-type="float" office:value="4">
            <text:p>4</text:p>
          </table:table-cell>
          <table:table-cell office:value-type="float" office:value="36">
            <text:p>36</text:p>
          </table:table-cell>
          <table:table-cell office:value-type="float" office:value="19">
            <text:p>19</text:p>
          </table:table-cell>
          <table:table-cell office:value-type="float" office:value="52.8">
            <text:p>52.8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Ｄにとり</text:p>
          </table:table-cell>
          <table:table-cell office:value-type="float" office:value="5">
            <text:p>5</text:p>
          </table:table-cell>
          <table:table-cell office:value-type="float" office:value="36">
            <text:p>36</text:p>
          </table:table-cell>
          <table:table-cell office:value-type="float" office:value="14">
            <text:p>14</text:p>
          </table:table-cell>
          <table:table-cell office:value-type="float" office:value="38.9">
            <text:p>38.9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Ｈナズーリン</text:p>
          </table:table-cell>
          <table:table-cell office:value-type="float" office:value="6">
            <text:p>6</text:p>
          </table:table-cell>
          <table:table-cell office:value-type="float" office:value="35">
            <text:p>35</text:p>
          </table:table-cell>
          <table:table-cell office:value-type="float" office:value="28">
            <text:p>28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Ｄエレン</text:p>
          </table:table-cell>
          <table:table-cell office:value-type="float" office:value="10">
            <text:p>10</text:p>
          </table:table-cell>
          <table:table-cell office:value-type="float" office:value="35">
            <text:p>35</text:p>
          </table:table-cell>
          <table:table-cell office:value-type="float" office:value="17">
            <text:p>17</text:p>
          </table:table-cell>
          <table:table-cell office:value-type="float" office:value="48.6">
            <text:p>48.6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Ｔアリス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office:value-type="float" office:value="17">
            <text:p>17</text:p>
          </table:table-cell>
          <table:table-cell office:value-type="float" office:value="48.6">
            <text:p>48.6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ＡＤ鈴仙</text:p>
          </table:table-cell>
          <table:table-cell office:value-type="float" office:value="8">
            <text:p>8</text:p>
          </table:table-cell>
          <table:table-cell office:value-type="float" office:value="34">
            <text:p>34</text:p>
          </table:table-cell>
          <table:table-cell office:value-type="float" office:value="16">
            <text:p>16</text:p>
          </table:table-cell>
          <table:table-cell office:value-type="float" office:value="47.1">
            <text:p>47.1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Ａフラン</text:p>
          </table:table-cell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 office:value-type="float" office:value="14">
            <text:p>14</text:p>
          </table:table-cell>
          <table:table-cell office:value-type="float" office:value="41.2">
            <text:p>41.2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Ｎ咲夜</text:p>
          </table:table-cell>
          <table:table-cell office:value-type="float" office:value="8">
            <text:p>8</text:p>
          </table:table-cell>
          <table:table-cell office:value-type="float" office:value="33">
            <text:p>33</text:p>
          </table:table-cell>
          <table:table-cell office:value-type="float" office:value="18">
            <text:p>18</text:p>
          </table:table-cell>
          <table:table-cell office:value-type="float" office:value="54.5">
            <text:p>54.5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Ｈルナ</text:p>
          </table:table-cell>
          <table:table-cell office:value-type="float" office:value="10">
            <text:p>10</text:p>
          </table:table-cell>
          <table:table-cell office:value-type="float" office:value="33">
            <text:p>33</text:p>
          </table:table-cell>
          <table:table-cell office:value-type="float" office:value="10">
            <text:p>10</text:p>
          </table:table-cell>
          <table:table-cell office:value-type="float" office:value="30.3">
            <text:p>30.3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Ｔ美鈴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office:value-type="float" office:value="17">
            <text:p>17</text:p>
          </table:table-cell>
          <table:table-cell office:value-type="float" office:value="53.1">
            <text:p>53.1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Ｓレティ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62.5">
            <text:p>62.5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Ａ神奈子</text:p>
          </table:table-cell>
          <table:table-cell office:value-type="float" office:value="7">
            <text:p>7</text:p>
          </table:table-cell>
          <table:table-cell office:value-type="float" office:value="32">
            <text:p>32</text:p>
          </table:table-cell>
          <table:table-cell office:value-type="float" office:value="17">
            <text:p>17</text:p>
          </table:table-cell>
          <table:table-cell office:value-type="float" office:value="53.1">
            <text:p>53.1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Ｎ霊夢</text:p>
          </table:table-cell>
          <table:table-cell office:value-type="float" office:value="5">
            <text:p>5</text:p>
          </table:table-cell>
          <table:table-cell office:value-type="float" office:value="32">
            <text:p>32</text:p>
          </table:table-cell>
          <table:table-cell office:value-type="float" office:value="16">
            <text:p>16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Ａ夢美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office:value-type="float" office:value="12">
            <text:p>12</text:p>
          </table:table-cell>
          <table:table-cell office:value-type="float" office:value="37.5">
            <text:p>37.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Ａサリエル</text:p>
          </table:table-cell>
          <table:table-cell office:value-type="float" office:value="4">
            <text:p>4</text:p>
          </table:table-cell>
          <table:table-cell office:value-type="float" office:value="31">
            <text:p>31</text:p>
          </table:table-cell>
          <table:table-cell office:value-type="float" office:value="13">
            <text:p>13</text:p>
          </table:table-cell>
          <table:table-cell office:value-type="float" office:value="41.9">
            <text:p>41.9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Ｄ里香</text:p>
          </table:table-cell>
          <table:table-cell office:value-type="float" office:value="6">
            <text:p>6</text:p>
          </table:table-cell>
          <table:table-cell office:value-type="float" office:value="31">
            <text:p>31</text:p>
          </table:table-cell>
          <table:table-cell office:value-type="float" office:value="18">
            <text:p>18</text:p>
          </table:table-cell>
          <table:table-cell office:value-type="float" office:value="58.1">
            <text:p>58.1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Ｈルイズ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11">
            <text:p>11</text:p>
          </table:table-cell>
          <table:table-cell office:value-type="float" office:value="36.7">
            <text:p>36.7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Ｎ星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18">
            <text:p>18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Ｓ小町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Ｔパルスィ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17">
            <text:p>17</text:p>
          </table:table-cell>
          <table:table-cell office:value-type="float" office:value="56.7">
            <text:p>56.7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Ｈ燐</text:p>
          </table:table-cell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office:value-type="float" office:value="17">
            <text:p>17</text:p>
          </table:table-cell>
          <table:table-cell office:value-type="float" office:value="58.6">
            <text:p>58.6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Ａ衣玖</text:p>
          </table:table-cell>
          <table:table-cell office:value-type="float" office:value="6">
            <text:p>6</text:p>
          </table:table-cell>
          <table:table-cell office:value-type="float" office:value="29">
            <text:p>29</text:p>
          </table:table-cell>
          <table:table-cell office:value-type="float" office:value="15">
            <text:p>15</text:p>
          </table:table-cell>
          <table:table-cell office:value-type="float" office:value="51.7">
            <text:p>51.7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Ｎ神子</text:p>
          </table:table-cell>
          <table:table-cell office:value-type="float" office:value="6">
            <text:p>6</text:p>
          </table:table-cell>
          <table:table-cell office:value-type="float" office:value="29">
            <text:p>29</text:p>
          </table:table-cell>
          <table:table-cell office:value-type="float" office:value="14">
            <text:p>14</text:p>
          </table:table-cell>
          <table:table-cell office:value-type="float" office:value="48.3">
            <text:p>48.3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Ａ慧音</text:p>
          </table:table-cell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office:value-type="float" office:value="19">
            <text:p>19</text:p>
          </table:table-cell>
          <table:table-cell office:value-type="float" office:value="65.5">
            <text:p>65.5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Ｄ霊夢</text:p>
          </table:table-cell>
          <table:table-cell office:value-type="float" office:value="3">
            <text:p>3</text:p>
          </table:table-cell>
          <table:table-cell office:value-type="float" office:value="29">
            <text:p>29</text:p>
          </table:table-cell>
          <table:table-cell office:value-type="float" office:value="15">
            <text:p>15</text:p>
          </table:table-cell>
          <table:table-cell office:value-type="float" office:value="51.7">
            <text:p>51.7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Ｄレイラ</text:p>
          </table:table-cell>
          <table:table-cell office:value-type="float" office:value="6">
            <text:p>6</text:p>
          </table:table-cell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  <table:table-cell office:value-type="float" office:value="35.7">
            <text:p>35.7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Ｓ小傘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float" office:value="9">
            <text:p>9</text:p>
          </table:table-cell>
          <table:table-cell office:value-type="float" office:value="32.1">
            <text:p>32.1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Ｔありす</text:p>
          </table:table-cell>
          <table:table-cell office:value-type="float" office:value="6">
            <text:p>6</text:p>
          </table:table-cell>
          <table:table-cell office:value-type="float" office:value="28">
            <text:p>28</text:p>
          </table:table-cell>
          <table:table-cell office:value-type="float" office:value="14">
            <text:p>14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かいりゅー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 office:value-type="float" office:value="17">
            <text:p>17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string">
            <text:p>Ｄ早苗</text:p>
          </table:table-cell>
          <table:table-cell office:value-type="float" office:value="6">
            <text:p>6</text:p>
          </table:table-cell>
          <table:table-cell office:value-type="float" office:value="27">
            <text:p>27</text:p>
          </table:table-cell>
          <table:table-cell office:value-type="float" office:value="13">
            <text:p>13</text:p>
          </table:table-cell>
          <table:table-cell office:value-type="float" office:value="48.1">
            <text:p>48.1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string">
            <text:p>Ｎメルラン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 office:value-type="float" office:value="18">
            <text:p>18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Ｔサニー</text:p>
          </table:table-cell>
          <table:table-cell office:value-type="float" office:value="7">
            <text:p>7</text:p>
          </table:table-cell>
          <table:table-cell office:value-type="float" office:value="26">
            <text:p>26</text:p>
          </table:table-cell>
          <table:table-cell office:value-type="float" office:value="8">
            <text:p>8</text:p>
          </table:table-cell>
          <table:table-cell office:value-type="float" office:value="30.8">
            <text:p>30.8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string">
            <text:p>Ｄキスメ</text:p>
          </table:table-cell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office:value-type="float" office:value="9">
            <text:p>9</text:p>
          </table:table-cell>
          <table:table-cell office:value-type="float" office:value="34.6">
            <text:p>34.6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string">
            <text:p>Ｎミスティア</text:p>
          </table:table-cell>
          <table:table-cell office:value-type="float" office:value="6">
            <text:p>6</text:p>
          </table:table-cell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  <table:table-cell office:value-type="float" office:value="38.5">
            <text:p>38.5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string">
            <text:p>Ｄレミリア</text:p>
          </table:table-cell>
          <table:table-cell office:value-type="float" office:value="6">
            <text:p>6</text:p>
          </table:table-cell>
          <table:table-cell office:value-type="float" office:value="26">
            <text:p>26</text:p>
          </table:table-cell>
          <table:table-cell office:value-type="float" office:value="9">
            <text:p>9</text:p>
          </table:table-cell>
          <table:table-cell office:value-type="float" office:value="34.6">
            <text:p>34.6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Ｄ妖夢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16">
            <text:p>16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Ｄ慧音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12">
            <text:p>12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Ｓ鈴仙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14">
            <text:p>14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string">
            <text:p>Ｓフラン</text:p>
          </table:table-cell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office:value-type="float" office:value="9">
            <text:p>9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string">
            <text:p>Ａ小傘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12">
            <text:p>12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string">
            <text:p>Ｔパチュリー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Ｔ咲夜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16">
            <text:p>16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string">
            <text:p>ＡＤアリス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43.5">
            <text:p>43.5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string">
            <text:p>Ｓ依姫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43.5">
            <text:p>43.5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Ｈメルラン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26.1">
            <text:p>26.1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Ｓ魔梨沙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office:value-type="float" office:value="12">
            <text:p>12</text:p>
          </table:table-cell>
          <table:table-cell office:value-type="float" office:value="52.2">
            <text:p>52.2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string">
            <text:p>ビビット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float" office:value="8">
            <text:p>8</text:p>
          </table:table-cell>
          <table:table-cell office:value-type="float" office:value="36.4">
            <text:p>36.4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string">
            <text:p>Ｈ雛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68.2">
            <text:p>68.2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string">
            <text:p>Ｈ青娥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8">
            <text:p>8</text:p>
          </table:table-cell>
          <table:table-cell office:value-type="float" office:value="36.4">
            <text:p>36.4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string">
            <text:p>Ｓ藍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  <table:table-cell office:value-type="float" office:value="54.5">
            <text:p>54.5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string">
            <text:p>Ｓぬえ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68.2">
            <text:p>68.2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string">
            <text:p>Ｔ映姫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9">
            <text:p>9</text:p>
          </table:table-cell>
          <table:table-cell office:value-type="float" office:value="42.9">
            <text:p>42.9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string">
            <text:p>Ｄレティ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57.1">
            <text:p>57.1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string">
            <text:p>Ｔ妖夢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57.1">
            <text:p>57.1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string">
            <text:p>Ｎ勇儀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9">
            <text:p>9</text:p>
          </table:table-cell>
          <table:table-cell office:value-type="float" office:value="42.9">
            <text:p>42.9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string">
            <text:p>Ｎ妹紅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office:value-type="float" office:value="47.6">
            <text:p>47.6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string">
            <text:p>Ｎチルノ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 office:value-type="float" office:value="52.4">
            <text:p>52.4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string">
            <text:p>Ｔメルラン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office:value-type="float" office:value="61.9">
            <text:p>61.9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string">
            <text:p>Ｔナズーリン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 office:value-type="float" office:value="52.4">
            <text:p>52.4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Ｎヤマメ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 office:value-type="float" office:value="52.4">
            <text:p>52.4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string">
            <text:p>Ｎ明羅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9">
            <text:p>9</text:p>
          </table:table-cell>
          <table:table-cell office:value-type="float" office:value="42.9">
            <text:p>42.9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string">
            <text:p>Ｈメディスン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string">
            <text:p>Ｔ小悪魔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string">
            <text:p>Ｎフラン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string">
            <text:p>Ａ諏訪子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string">
            <text:p>ＡリリーＢ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string">
            <text:p>Ｓレイセン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36.8">
            <text:p>36.8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string">
            <text:p>Ｄメディスン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52.6">
            <text:p>52.6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string">
            <text:p>Ｈスター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float" office:value="57.9">
            <text:p>57.9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string">
            <text:p>Ａ先代の巫女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21.1">
            <text:p>21.1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string">
            <text:p>Ｔルナ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26.3">
            <text:p>26.3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string">
            <text:p>Ｎ豊姫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office:value-type="float" office:value="73.7">
            <text:p>73.7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string">
            <text:p>Ｄはたて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string">
            <text:p>Ａ燐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string">
            <text:p>Ｄ美鈴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55.6">
            <text:p>55.6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string">
            <text:p>ＡＤてゐ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string">
            <text:p>Ｎアリス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55.6">
            <text:p>55.6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string">
            <text:p>Ｓ天子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string">
            <text:p>ＨリリーＷ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string">
            <text:p>Ｔリリカ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47.1">
            <text:p>47.1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string">
            <text:p>Ｄ妹紅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47.1">
            <text:p>47.1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string">
            <text:p>Ｔ空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58.8">
            <text:p>58.8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string">
            <text:p>Ｓにとり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17.6">
            <text:p>17.6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string">
            <text:p>Ｄ華扇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37.5">
            <text:p>37.5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string">
            <text:p>りざーどん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68.8">
            <text:p>68.8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string">
            <text:p>Ｓこいし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56.3">
            <text:p>56.3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string">
            <text:p>Ｄ鈴仙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31.3">
            <text:p>31.3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string">
            <text:p>Ｈ布都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43.8">
            <text:p>43.8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string">
            <text:p>Ｎ聖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37.5">
            <text:p>37.5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string">
            <text:p>Ａユウカ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string">
            <text:p>Ａ映姫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26.7">
            <text:p>26.7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string">
            <text:p>Ｈちゆり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string">
            <text:p>Ｓエリス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string">
            <text:p>Ｈカナ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string">
            <text:p>Ｄ芳香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26.7">
            <text:p>26.7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string">
            <text:p>Ｈ響子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string">
            <text:p>非想天則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6.7">
            <text:p>6.7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string">
            <text:p>ＡＬＩＣＥ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string">
            <text:p>Ｈ小悪魔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46.7">
            <text:p>46.7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string">
            <text:p>Ａ豊姫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35.7">
            <text:p>35.7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string">
            <text:p>Ｔミスティア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42.9">
            <text:p>42.9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string">
            <text:p>Ｈ夢子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35.7">
            <text:p>35.7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string">
            <text:p>Ｄリグル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28.6">
            <text:p>28.6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string">
            <text:p>Ｈ神綺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64.3">
            <text:p>64.3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string">
            <text:p>ＡＤ紫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57.1">
            <text:p>57.1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string">
            <text:p>Ａ椛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61.5">
            <text:p>61.5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string">
            <text:p>Ｄ映姫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61.5">
            <text:p>61.5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string">
            <text:p>Ｓ幽々子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53.8">
            <text:p>53.8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string">
            <text:p>Ｓ咲夜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46.2">
            <text:p>46.2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string">
            <text:p>冴月麟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string">
            <text:p>Ａ妖夢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string">
            <text:p>Ｎリグル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58.3">
            <text:p>58.3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string">
            <text:p>Ａ魔理沙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41.7">
            <text:p>41.7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string">
            <text:p>Ｎ諏訪子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58.3">
            <text:p>58.3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Ｈルナサ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36.4">
            <text:p>36.4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string">
            <text:p>Ｄ小町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63.6">
            <text:p>63.6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string">
            <text:p>ゾンビＦ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54.5">
            <text:p>54.5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string">
            <text:p>Ｓ空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63.6">
            <text:p>63.6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string">
            <text:p>Ｓユキ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36.4">
            <text:p>36.4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string">
            <text:p>霖之助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45.5">
            <text:p>45.5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string">
            <text:p>Ｈレティ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45.5">
            <text:p>45.5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string">
            <text:p>Ｓ慧音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string">
            <text:p>Ａ静葉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string">
            <text:p>れっくうざ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string">
            <text:p>Ａ理香子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string">
            <text:p>Ｈヤマメ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string">
            <text:p>Ｄパチュリー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string">
            <text:p>Ｈ萃香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string">
            <text:p>Ｔ静葉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1.1">
            <text:p>11.1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string">
            <text:p>Ｎメディスン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44.4">
            <text:p>44.4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string">
            <text:p>Ｈ永琳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77.8">
            <text:p>77.8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string">
            <text:p>Ｈくるみ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string">
            <text:p>Ａ勇儀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77.8">
            <text:p>77.8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string">
            <text:p>Ｓ静葉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1.1">
            <text:p>11.1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string">
            <text:p>Ｎ幽々子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string">
            <text:p>Ａ輝夜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37.5">
            <text:p>37.5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string">
            <text:p>秋姉妹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string">
            <text:p>ＡＤミスティ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string">
            <text:p>Ｔルーミア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string">
            <text:p>Ｎ一輪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37.5">
            <text:p>37.5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string">
            <text:p>Ｄ諏訪子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57.1">
            <text:p>57.1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string">
            <text:p>Ｔキスメ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28.6">
            <text:p>28.6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string">
            <text:p>Ｅルーミア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28.6">
            <text:p>28.6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string">
            <text:p>Ｎ大妖精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57.1">
            <text:p>57.1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string">
            <text:p>Ｎレティ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2.9">
            <text:p>42.9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string">
            <text:p>らてぃおす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28.6">
            <text:p>28.6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string">
            <text:p>Ｓ靈夢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57.1">
            <text:p>57.1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string">
            <text:p>ＡＤ藍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71.4">
            <text:p>71.4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string">
            <text:p>Ｓユウカ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28.6">
            <text:p>28.6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string">
            <text:p>Ｎ小傘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string">
            <text:p>ＳリリーＢ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string">
            <text:p>Ｈ小町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string">
            <text:p>Ｄ穣子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string">
            <text:p>Ｎ村紗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83.3">
            <text:p>83.3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string">
            <text:p>Ｈ咲夜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string">
            <text:p>ＡＤマリサ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6.7">
            <text:p>16.7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string">
            <text:p>Ｔメディスン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string">
            <text:p>とり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string">
            <text:p>ちびオレンジ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string">
            <text:p>ミミちゃん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string">
            <text:p>Ｄ幽香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string">
            <text:p>Ｔこいし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string">
            <text:p>Ａ依姫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string">
            <text:p>Ｈ藍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string">
            <text:p>Ｎこいし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string">
            <text:p>ぎゃらどす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string">
            <text:p>Ａ霊夢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string">
            <text:p>Ｎぬえ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string">
            <text:p>神玉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string">
            <text:p>がぶりあす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string">
            <text:p>ＮリリーＷ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string">
            <text:p>Ｎマガン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string">
            <text:p>Ａ妹紅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string">
            <text:p>Ｔルナサ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string">
            <text:p>神玉・陰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string">
            <text:p>神玉・陽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string">
            <text:p>Ａ村紗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string">
            <text:p>Ｈ衣玖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string">
            <text:p>Ｎルナ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string">
            <text:p>Ｎキクリ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string">
            <text:p>Ｓ聖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string">
            <text:p>Ｔレミリア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string">
            <text:p>Ｓ燐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string">
            <text:p>Ｈてゐ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string">
            <text:p>Ｓアリス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string">
            <text:p>Ｄ聖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string">
            <text:p>Ａ紫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string">
            <text:p>伊佐美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string">
            <text:p>Ｓ輝夜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string">
            <text:p>Ｄナズーリン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string">
            <text:p>Ｄ幽々子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string">
            <text:p>Ａはたて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string">
            <text:p>Ｔ萃香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string">
            <text:p>Ａ橙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string">
            <text:p>Ｎ小兎姫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string">
            <text:p>しゃんはい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string">
            <text:p>Ｓ美鈴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string">
            <text:p>Ｄ雛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</table:table>
      <table:table table:name="全決勝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No</text:p>
          </table:table-cell>
          <table:table-cell office:value-type="string">
            <text:p>name</text:p>
          </table:table-cell>
          <table:table-cell office:value-type="string">
            <text:p>user</text:p>
          </table:table-cell>
          <table:table-cell office:value-type="string">
            <text:p>times</text:p>
          </table:table-cell>
          <table:table-cell office:value-type="string">
            <text:p>won</text:p>
          </table:table-cell>
          <table:table-cell office:value-type="string">
            <text:p>perc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Ａ華扇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72.7">
            <text:p>72.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Ｓ豊姫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Ａ朱鷺子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55.6">
            <text:p>55.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Ａ文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Ｔ鈴仙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57.1">
            <text:p>57.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Ｎ文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83.3">
            <text:p>83.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ＡＤレティ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83.3">
            <text:p>83.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Ｈミスティア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Ｄ輝夜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Ａレミリア</text:p>
          </table:table-cell>
          <table:table-cell table:number-columns-repeated="2"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かいりゅー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Ｄ衣玖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呪い子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Ｈさとり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Ｄ萃香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Ｄ永琳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ぎらてぃな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Ｎコンガラ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Ｎサニー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Ｔ紫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Ｈ大妖精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Ｓレティ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Ｎサラ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Ｅ魔理沙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魔天使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Ｈ村紗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Ｄ天子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Ｓエリス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Ｔ早苗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Ｄエリー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Ａ大妖精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騒霊三姉妹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ぱるきあ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ＡＤ美鈴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Ｈサニー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Ｎ朱鷺子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Ｓ慧音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Ｓ文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る～こと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Ｔ美鈴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Ｄ華扇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冴月麟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Ｄアリス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Ｔ勇儀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Ｔ星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Ｈエレン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Ａ美鈴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Ｎ星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Ｔ魔理沙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輪妖精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Ｎ屠自古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Ｎ勇儀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ＪＫ早苗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Ｈ神綺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Ｄエレン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Ｄ依姫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Ｓてゐ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Ｎルナサ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Ｔ映姫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Ｔフラン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Ｄ妖夢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Ｈちゆり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Ａ椛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Ｄレティ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Ａサリエル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Ｄはたて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ＡＤアリス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Ｈナズーリン</text:p>
          </table:table-cell>
          <table:table-cell table:number-columns-repeated="3" office:value-type="float" office:value="2">
            <text:p>2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ミミちゃん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ビビット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Ｔ妖夢</text:p>
          </table:table-cell>
          <table:table-cell table:number-columns-repeated="3" office:value-type="float" office:value="2">
            <text:p>2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Ｄレイラ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Ｔヤマメ</text:p>
          </table:table-cell>
          <table:table-cell table:number-columns-repeated="3" office:value-type="float" office:value="2">
            <text:p>2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Ｓ魔理沙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Ｓ天子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Ｎ一輪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Ａ小傘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Ｓぬえ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Ａユウカ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Ｎアリス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Ｓ布都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Ｓレミリア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Ｄメディスン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Ｎさとり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Ｔパルスィ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ＡＤ紫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ＡＤチルノ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れっくうざ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ＡＤ鈴仙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Ｔ先代の巫女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Ａ映姫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Ｓ幻月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ＡＤ妹紅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Ｈルイズ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Ｈルナサ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Ｎ天魔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Ｔ静葉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Ｓ妖夢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Ｓレイセン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Ａ輝夜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Ａ妖夢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Ｓマイ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Ｄ慧音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Ｓ鈴仙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Ｈカナ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Ｄ幽香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Ａ燐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秋姉妹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Ｎ咲夜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Ｈ慧音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Ｓ小町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Ａ天子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Ｄ小町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Ｓアリス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string">
            <text:p>Ｔパチュリー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string">
            <text:p>ゾンビＦ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Ｈ早苗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string">
            <text:p>Ｈ燐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string">
            <text:p>Ａゴリアテ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string">
            <text:p>Ｎ神奈子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Ｔナズーリン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Ｄ早苗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Ｔ藍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string">
            <text:p>Ｓ依姫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string">
            <text:p>Ｄ里香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string">
            <text:p>Ｔ咲夜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Ｔルナ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string">
            <text:p>Ｄ妹紅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string">
            <text:p>Ｔ夢月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Ｎ聖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Ｎ村紗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string">
            <text:p>Ａ慧音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string">
            <text:p>Ｎスター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string">
            <text:p>Ｔメルラン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string">
            <text:p>Ａパチュリー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string">
            <text:p>霖之助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string">
            <text:p>Ｓリグル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string">
            <text:p>Ｈ永琳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string">
            <text:p>Ａ鈴仙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string">
            <text:p>Ｓ小傘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string">
            <text:p>Ｓ藍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string">
            <text:p>Ａ理香子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string">
            <text:p>Ａ空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</table:table>
      <table:database-ranges>
        <table:database-range table:target-range-address="第一幕決勝.A1:第一幕決勝.F80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8">2013/03/18</text:date>, <text:time>21:06:3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3-18T21:06:37.75</dc:date>
    <meta:generator>OpenOffice.org/3.4.1$Win32 OpenOffice.org_project/341m1$Build-9593</meta:generator>
    <meta:editing-duration>PT30M2S</meta:editing-duration>
    <meta:editing-cycles>20</meta:editing-cycles>
    <meta:document-statistic meta:table-count="6" meta:cell-count="6876" meta:object-count="0"/>
  </office:meta>
</office:document-meta>
</file>